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11E000002972594B54CEA629B8C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924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6.307cm" table:align="margins"/>
    </style:style>
    <style:style style:name="Таблица15.A" style:family="table-column">
      <style:table-column-properties style:column-width="5.436cm" style:rel-column-width="21845*"/>
    </style:style>
    <style:style style:name="Таблица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5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5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3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6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6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6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7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7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7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7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7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7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7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8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8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8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83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84" style:family="paragraph" style:parent-style-name="Footer">
      <style:paragraph-properties style:snap-to-layout-grid="false"/>
    </style:style>
    <style:style style:name="P85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86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88" style:family="paragraph" style:parent-style-name="Text_20_body">
      <style:paragraph-properties fo:text-align="justify" style:justify-single-word="false"/>
      <style:text-properties fo:color="#000000" style:font-name="Times New Roman" fo:font-size="12pt" fo:font-style="normal" fo:font-weight="normal" officeooo:rsid="004a517a" officeooo:paragraph-rsid="001d0c87" style:font-size-asian="12pt" style:font-size-complex="12pt"/>
    </style:style>
    <style:style style:name="P89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90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91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9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9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94" style:family="paragraph" style:parent-style-name="Text_20_body">
      <style:paragraph-properties fo:text-align="justify" style:justify-single-word="false"/>
      <style:text-properties officeooo:paragraph-rsid="001d0c87"/>
    </style:style>
    <style:style style:name="P95" style:family="paragraph" style:parent-style-name="Text_20_body">
      <style:paragraph-properties fo:text-align="start" style:justify-single-word="false"/>
      <style:text-properties officeooo:paragraph-rsid="001d0c87"/>
    </style:style>
    <style:style style:name="P96" style:family="paragraph" style:parent-style-name="Text_20_body">
      <style:text-properties officeooo:rsid="00d7038e" officeooo:paragraph-rsid="001d0c87"/>
    </style:style>
    <style:style style:name="P97" style:family="paragraph" style:parent-style-name="Text_20_body">
      <style:text-properties officeooo:rsid="00d840bb" officeooo:paragraph-rsid="001d0c87"/>
    </style:style>
    <style:style style:name="P98" style:family="paragraph" style:parent-style-name="Text_20_body">
      <style:text-properties officeooo:rsid="00da0b61" officeooo:paragraph-rsid="001d0c87"/>
    </style:style>
    <style:style style:name="P99" style:family="paragraph" style:parent-style-name="Text_20_body">
      <style:text-properties officeooo:rsid="005fcdf7" officeooo:paragraph-rsid="001d0c87"/>
    </style:style>
    <style:style style:name="P100" style:family="paragraph" style:parent-style-name="Text_20_body">
      <style:text-properties officeooo:rsid="00c0b409" officeooo:paragraph-rsid="001d0c87"/>
    </style:style>
    <style:style style:name="P101" style:family="paragraph" style:parent-style-name="Text_20_body">
      <style:text-properties style:use-window-font-color="true" officeooo:rsid="00cbf137" officeooo:paragraph-rsid="001d0c87" fo:background-color="transparent"/>
    </style:style>
    <style:style style:name="P102" style:family="paragraph" style:parent-style-name="Text_20_body">
      <style:text-properties style:use-window-font-color="true" officeooo:rsid="00ed022b" officeooo:paragraph-rsid="001d0c87" fo:background-color="transparent"/>
    </style:style>
    <style:style style:name="P103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04" style:family="paragraph" style:parent-style-name="Text_20_body">
      <style:text-properties officeooo:rsid="00d292d3" officeooo:paragraph-rsid="001d0c87"/>
    </style:style>
    <style:style style:name="P105" style:family="paragraph" style:parent-style-name="Text_20_body">
      <style:text-properties officeooo:rsid="00a698fb" officeooo:paragraph-rsid="001d0c87"/>
    </style:style>
    <style:style style:name="P106" style:family="paragraph" style:parent-style-name="Text_20_body">
      <style:text-properties officeooo:rsid="00ae52ec" officeooo:paragraph-rsid="001d0c87"/>
    </style:style>
    <style:style style:name="P107" style:family="paragraph" style:parent-style-name="Text_20_body">
      <style:text-properties officeooo:rsid="0062ba89" officeooo:paragraph-rsid="001d0c87"/>
    </style:style>
    <style:style style:name="P108" style:family="paragraph" style:parent-style-name="Text_20_body">
      <style:text-properties officeooo:rsid="0063d244" officeooo:paragraph-rsid="001d0c87"/>
    </style:style>
    <style:style style:name="P109" style:family="paragraph" style:parent-style-name="Text_20_body">
      <style:text-properties officeooo:rsid="00679c48" officeooo:paragraph-rsid="001d0c87"/>
    </style:style>
    <style:style style:name="P110" style:family="paragraph" style:parent-style-name="Text_20_body">
      <style:text-properties officeooo:rsid="006de028" officeooo:paragraph-rsid="001d0c87"/>
    </style:style>
    <style:style style:name="P111" style:family="paragraph" style:parent-style-name="Text_20_body">
      <style:text-properties officeooo:rsid="006e6ddc" officeooo:paragraph-rsid="001d0c87"/>
    </style:style>
    <style:style style:name="P112" style:family="paragraph" style:parent-style-name="Text_20_body">
      <style:text-properties fo:language="ru" fo:country="RU" officeooo:rsid="0072612b" officeooo:paragraph-rsid="001d0c87"/>
    </style:style>
    <style:style style:name="P113" style:family="paragraph" style:parent-style-name="Text_20_body">
      <style:text-properties fo:language="ru" fo:country="RU" officeooo:rsid="0072612b" officeooo:paragraph-rsid="0036f3b6"/>
    </style:style>
    <style:style style:name="P114" style:family="paragraph" style:parent-style-name="Text_20_body">
      <style:text-properties fo:language="ru" fo:country="RU" officeooo:rsid="00741fec" officeooo:paragraph-rsid="001d0c87"/>
    </style:style>
    <style:style style:name="P115" style:family="paragraph" style:parent-style-name="Text_20_body">
      <style:text-properties fo:language="ru" fo:country="RU" officeooo:rsid="00b1a3db" officeooo:paragraph-rsid="001d0c87"/>
    </style:style>
    <style:style style:name="P116" style:family="paragraph" style:parent-style-name="Text_20_body">
      <style:text-properties fo:language="ru" fo:country="RU" officeooo:rsid="00b2de8f" officeooo:paragraph-rsid="001d0c87"/>
    </style:style>
    <style:style style:name="P117" style:family="paragraph" style:parent-style-name="Text_20_body">
      <style:text-properties fo:language="ru" fo:country="RU" officeooo:rsid="00b92ee7" officeooo:paragraph-rsid="001d0c87"/>
    </style:style>
    <style:style style:name="P118" style:family="paragraph" style:parent-style-name="Text_20_body">
      <style:text-properties fo:language="ru" fo:country="RU" officeooo:rsid="00bb3ecd" officeooo:paragraph-rsid="001d0c87"/>
    </style:style>
    <style:style style:name="P119" style:family="paragraph" style:parent-style-name="Text_20_body">
      <style:text-properties fo:language="ru" fo:country="RU" officeooo:rsid="00da30e6" officeooo:paragraph-rsid="001d0c87"/>
    </style:style>
    <style:style style:name="P120" style:family="paragraph" style:parent-style-name="Text_20_body">
      <style:text-properties fo:language="ru" fo:country="RU" officeooo:rsid="008992ab" officeooo:paragraph-rsid="001d0c87"/>
    </style:style>
    <style:style style:name="P121" style:family="paragraph" style:parent-style-name="Text_20_body">
      <style:text-properties fo:language="ru" fo:country="RU" officeooo:rsid="008fdce0" officeooo:paragraph-rsid="001d0c87"/>
    </style:style>
    <style:style style:name="P122" style:family="paragraph" style:parent-style-name="Text_20_body">
      <style:text-properties fo:language="ru" fo:country="RU" officeooo:rsid="00978da1" officeooo:paragraph-rsid="001d0c87"/>
    </style:style>
    <style:style style:name="P123" style:family="paragraph" style:parent-style-name="Text_20_body">
      <style:text-properties fo:language="ru" fo:country="RU" officeooo:rsid="00da7b08" officeooo:paragraph-rsid="001d0c87"/>
    </style:style>
    <style:style style:name="P124" style:family="paragraph" style:parent-style-name="Text_20_body">
      <style:text-properties fo:language="ru" fo:country="RU" officeooo:rsid="00dc55e8" officeooo:paragraph-rsid="001d0c87"/>
    </style:style>
    <style:style style:name="P125" style:family="paragraph" style:parent-style-name="Text_20_body">
      <style:text-properties fo:language="ru" fo:country="RU" officeooo:rsid="00296418" officeooo:paragraph-rsid="00296418"/>
    </style:style>
    <style:style style:name="P126" style:family="paragraph" style:parent-style-name="Text_20_body">
      <style:text-properties fo:language="ru" fo:country="RU" officeooo:rsid="00296418" officeooo:paragraph-rsid="0034c912"/>
    </style:style>
    <style:style style:name="P127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28" style:family="paragraph" style:parent-style-name="Text_20_body">
      <style:text-properties fo:language="ru" fo:country="RU" officeooo:rsid="002bfbe8" officeooo:paragraph-rsid="002bfbe8"/>
    </style:style>
    <style:style style:name="P129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30" style:family="paragraph" style:parent-style-name="Text_20_body">
      <style:text-properties fo:language="ru" fo:country="RU" officeooo:rsid="002da43b" officeooo:paragraph-rsid="002da43b"/>
    </style:style>
    <style:style style:name="P131" style:family="paragraph" style:parent-style-name="Text_20_body">
      <style:text-properties fo:language="ru" fo:country="RU" officeooo:rsid="002da43b" officeooo:paragraph-rsid="002f65a3"/>
    </style:style>
    <style:style style:name="P132" style:family="paragraph" style:parent-style-name="Text_20_body">
      <style:text-properties fo:language="ru" fo:country="RU" officeooo:rsid="0033425d" officeooo:paragraph-rsid="0033425d"/>
    </style:style>
    <style:style style:name="P133" style:family="paragraph" style:parent-style-name="Text_20_body">
      <style:text-properties fo:language="ru" fo:country="RU" officeooo:rsid="0034c912" officeooo:paragraph-rsid="0034c912"/>
    </style:style>
    <style:style style:name="P134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35" style:family="paragraph" style:parent-style-name="Text_20_body">
      <style:text-properties fo:language="ru" fo:country="RU" officeooo:rsid="0028aa5d" officeooo:paragraph-rsid="003ba192"/>
    </style:style>
    <style:style style:name="P136" style:family="paragraph" style:parent-style-name="Text_20_body">
      <style:text-properties fo:language="ru" fo:country="RU" officeooo:rsid="0036f3b6" officeooo:paragraph-rsid="0036f3b6"/>
    </style:style>
    <style:style style:name="P137" style:family="paragraph" style:parent-style-name="Text_20_body">
      <style:text-properties fo:language="ru" fo:country="RU" officeooo:rsid="00388ee3" officeooo:paragraph-rsid="00388ee3"/>
    </style:style>
    <style:style style:name="P138" style:family="paragraph" style:parent-style-name="Text_20_body">
      <style:text-properties fo:language="ru" fo:country="RU" officeooo:rsid="0038dbe6" officeooo:paragraph-rsid="0038dbe6"/>
    </style:style>
    <style:style style:name="P139" style:family="paragraph" style:parent-style-name="Text_20_body">
      <style:text-properties fo:language="ru" fo:country="RU" officeooo:rsid="003ba192" officeooo:paragraph-rsid="003ba192"/>
    </style:style>
    <style:style style:name="P140" style:family="paragraph" style:parent-style-name="Text_20_body">
      <style:text-properties fo:language="ru" fo:country="RU" officeooo:rsid="003cab6c" officeooo:paragraph-rsid="003cab6c"/>
    </style:style>
    <style:style style:name="P141" style:family="paragraph" style:parent-style-name="Text_20_body">
      <style:text-properties officeooo:rsid="00747f77" officeooo:paragraph-rsid="001d0c87"/>
    </style:style>
    <style:style style:name="P142" style:family="paragraph" style:parent-style-name="Text_20_body">
      <style:text-properties officeooo:rsid="00da30e6" officeooo:paragraph-rsid="001d0c87"/>
    </style:style>
    <style:style style:name="P143" style:family="paragraph" style:parent-style-name="Text_20_body">
      <style:text-properties officeooo:rsid="00b149b3" officeooo:paragraph-rsid="001d0c87"/>
    </style:style>
    <style:style style:name="P144" style:family="paragraph" style:parent-style-name="Text_20_body">
      <style:text-properties officeooo:rsid="008574b9" officeooo:paragraph-rsid="001d0c87"/>
    </style:style>
    <style:style style:name="P145" style:family="paragraph" style:parent-style-name="Text_20_body">
      <style:text-properties officeooo:rsid="008992ab" officeooo:paragraph-rsid="001d0c87"/>
    </style:style>
    <style:style style:name="P146" style:family="paragraph" style:parent-style-name="Text_20_body">
      <style:text-properties officeooo:rsid="00804bf7" officeooo:paragraph-rsid="001d0c87"/>
    </style:style>
    <style:style style:name="P147" style:family="paragraph" style:parent-style-name="Text_20_body">
      <style:text-properties officeooo:rsid="008c2ac3" officeooo:paragraph-rsid="001d0c87"/>
    </style:style>
    <style:style style:name="P148" style:family="paragraph" style:parent-style-name="Text_20_body">
      <style:text-properties fo:language="en" fo:country="US" officeooo:rsid="00978da1" officeooo:paragraph-rsid="001d0c87"/>
    </style:style>
    <style:style style:name="P149" style:family="paragraph" style:parent-style-name="Text_20_body">
      <style:text-properties fo:language="en" fo:country="US" officeooo:rsid="00bb3ecd" officeooo:paragraph-rsid="001d0c87"/>
    </style:style>
    <style:style style:name="P150" style:family="paragraph" style:parent-style-name="Text_20_body">
      <style:text-properties officeooo:rsid="009af498" officeooo:paragraph-rsid="001d0c87"/>
    </style:style>
    <style:style style:name="P151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152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153" style:family="paragraph" style:parent-style-name="Text_20_body">
      <style:text-properties officeooo:rsid="00e1ac9b" officeooo:paragraph-rsid="001d0c87"/>
    </style:style>
    <style:style style:name="P154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155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156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157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158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159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160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161" style:family="paragraph" style:parent-style-name="Text_20_body">
      <style:text-properties style:font-name="Times New Roman" fo:font-size="12pt" officeooo:paragraph-rsid="001d0c87"/>
    </style:style>
    <style:style style:name="P162" style:family="paragraph" style:parent-style-name="Text_20_body">
      <style:text-properties style:font-name="Times New Roman" officeooo:paragraph-rsid="001d0c87"/>
    </style:style>
    <style:style style:name="P163" style:family="paragraph" style:parent-style-name="Text_20_body">
      <style:text-properties officeooo:paragraph-rsid="001d0c87"/>
    </style:style>
    <style:style style:name="P164" style:family="paragraph" style:parent-style-name="Text_20_body">
      <style:text-properties officeooo:rsid="009d392d" officeooo:paragraph-rsid="001d0c87"/>
    </style:style>
    <style:style style:name="P165" style:family="paragraph" style:parent-style-name="Text_20_body">
      <style:text-properties officeooo:rsid="00990ee6" officeooo:paragraph-rsid="001d0c87"/>
    </style:style>
    <style:style style:name="P166" style:family="paragraph" style:parent-style-name="Text_20_body">
      <style:text-properties officeooo:paragraph-rsid="0034c912"/>
    </style:style>
    <style:style style:name="P16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16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16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17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17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172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17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4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175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17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177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178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17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18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18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18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18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18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185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18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18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18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89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19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2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193" style:family="paragraph" style:parent-style-name="Quotations">
      <style:text-properties officeooo:paragraph-rsid="001d0c87"/>
    </style:style>
    <style:style style:name="P194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195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196" style:family="paragraph" style:parent-style-name="Standard">
      <style:text-properties officeooo:rsid="0072612b" officeooo:paragraph-rsid="001d0c87"/>
    </style:style>
    <style:style style:name="P197" style:family="paragraph" style:parent-style-name="Standard">
      <style:text-properties officeooo:rsid="00bb3ecd" officeooo:paragraph-rsid="001d0c87"/>
    </style:style>
    <style:style style:name="P198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199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200" style:family="paragraph" style:parent-style-name="Standard">
      <style:paragraph-properties fo:text-align="center" style:justify-single-word="false"/>
      <style:text-properties officeooo:paragraph-rsid="001d0c87"/>
    </style:style>
    <style:style style:name="P201" style:family="paragraph" style:parent-style-name="Standard">
      <style:text-properties fo:language="ru" fo:country="RU" officeooo:rsid="0029b4f4" officeooo:paragraph-rsid="0029b4f4"/>
    </style:style>
    <style:style style:name="P202" style:family="paragraph" style:parent-style-name="Standard">
      <style:text-properties fo:language="ru" fo:country="RU" officeooo:rsid="00309565" officeooo:paragraph-rsid="00309565"/>
    </style:style>
    <style:style style:name="P203" style:family="paragraph" style:parent-style-name="Standard">
      <style:text-properties fo:language="ru" fo:country="RU" officeooo:rsid="00388ee3" officeooo:paragraph-rsid="00388ee3"/>
    </style:style>
    <style:style style:name="P204" style:family="paragraph" style:parent-style-name="Standard">
      <style:text-properties fo:language="ru" fo:country="RU" officeooo:rsid="003ba192" officeooo:paragraph-rsid="003ba192"/>
    </style:style>
    <style:style style:name="P205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206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207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208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209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0ba5f" officeooo:paragraph-rsid="001d0c87" style:font-size-asian="12pt" style:font-size-complex="12pt"/>
    </style:style>
    <style:style style:name="P210" style:family="paragraph" style:parent-style-name="Text_20_body" style:list-style-name="L3">
      <style:text-properties officeooo:rsid="00d7038e" officeooo:paragraph-rsid="001d0c87"/>
    </style:style>
    <style:style style:name="P211" style:family="paragraph" style:parent-style-name="Text_20_body" style:list-style-name="L4">
      <style:text-properties officeooo:rsid="00d7038e" officeooo:paragraph-rsid="001d0c87"/>
    </style:style>
    <style:style style:name="P212" style:family="paragraph" style:parent-style-name="Text_20_body" style:list-style-name="L5">
      <style:text-properties officeooo:rsid="00c0b409" officeooo:paragraph-rsid="001d0c87"/>
    </style:style>
    <style:style style:name="P213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214" style:family="paragraph" style:parent-style-name="Text_20_body" style:list-style-name="L8">
      <style:text-properties officeooo:rsid="00bf97aa" officeooo:paragraph-rsid="001d0c87" fo:background-color="transparent"/>
    </style:style>
    <style:style style:name="P215" style:family="paragraph" style:parent-style-name="Text_20_body" style:list-style-name="L9">
      <style:text-properties fo:language="ru" fo:country="RU" officeooo:rsid="00747f77" officeooo:paragraph-rsid="001d0c87"/>
    </style:style>
    <style:style style:name="P216" style:family="paragraph" style:parent-style-name="Text_20_body" style:list-style-name="L10">
      <style:text-properties fo:language="ru" fo:country="RU" officeooo:rsid="00b1a3db" officeooo:paragraph-rsid="001d0c87"/>
    </style:style>
    <style:style style:name="P217" style:family="paragraph" style:parent-style-name="Text_20_body" style:list-style-name="L10">
      <style:text-properties fo:language="ru" fo:country="RU" officeooo:rsid="00b2de8f" officeooo:paragraph-rsid="001d0c87"/>
    </style:style>
    <style:style style:name="P218" style:family="paragraph" style:parent-style-name="Text_20_body" style:list-style-name="L11">
      <style:text-properties fo:language="ru" fo:country="RU" officeooo:rsid="0086e162" officeooo:paragraph-rsid="001d0c87"/>
    </style:style>
    <style:style style:name="P219" style:family="paragraph" style:parent-style-name="Text_20_body" style:list-style-name="L11">
      <style:text-properties fo:language="ru" fo:country="RU" officeooo:rsid="00b149b3" officeooo:paragraph-rsid="001d0c87"/>
    </style:style>
    <style:style style:name="P220" style:family="paragraph" style:parent-style-name="Text_20_body" style:list-style-name="L12">
      <style:text-properties fo:language="ru" fo:country="RU" officeooo:rsid="00b149b3" officeooo:paragraph-rsid="001d0c87"/>
    </style:style>
    <style:style style:name="P221" style:family="paragraph" style:parent-style-name="Text_20_body" style:list-style-name="L12">
      <style:text-properties fo:language="ru" fo:country="RU" officeooo:rsid="00b03f62" officeooo:paragraph-rsid="001d0c87"/>
    </style:style>
    <style:style style:name="P222" style:family="paragraph" style:parent-style-name="Text_20_body" style:list-style-name="L12">
      <style:text-properties fo:language="ru" fo:country="RU" officeooo:rsid="008b4155" officeooo:paragraph-rsid="001d0c87"/>
    </style:style>
    <style:style style:name="P223" style:family="paragraph" style:parent-style-name="Text_20_body" style:list-style-name="L13">
      <style:text-properties fo:language="ru" fo:country="RU" officeooo:rsid="008fc7c5" officeooo:paragraph-rsid="001d0c87"/>
    </style:style>
    <style:style style:name="P224" style:family="paragraph" style:parent-style-name="Text_20_body" style:list-style-name="L13">
      <style:text-properties fo:language="ru" fo:country="RU" officeooo:rsid="008fdce0" officeooo:paragraph-rsid="001d0c87"/>
    </style:style>
    <style:style style:name="P225" style:family="paragraph" style:parent-style-name="Text_20_body" style:list-style-name="L14">
      <style:text-properties fo:language="ru" fo:country="RU" officeooo:rsid="008fdce0" officeooo:paragraph-rsid="001d0c87"/>
    </style:style>
    <style:style style:name="P226" style:family="paragraph" style:parent-style-name="Text_20_body" style:list-style-name="L15">
      <style:text-properties fo:language="ru" fo:country="RU" officeooo:rsid="00da7b08" officeooo:paragraph-rsid="001d0c87"/>
    </style:style>
    <style:style style:name="P227" style:family="paragraph" style:parent-style-name="Text_20_body" style:list-style-name="L17">
      <style:text-properties fo:language="ru" fo:country="RU" officeooo:rsid="003ba192" officeooo:paragraph-rsid="003ba192"/>
    </style:style>
    <style:style style:name="P228" style:family="paragraph" style:parent-style-name="Text_20_body" style:list-style-name="L18">
      <style:text-properties fo:language="ru" fo:country="RU" officeooo:rsid="003ba192" officeooo:paragraph-rsid="003ba192"/>
    </style:style>
    <style:style style:name="P229" style:family="paragraph" style:parent-style-name="Text_20_body" style:list-style-name="L18">
      <style:text-properties fo:language="ru" fo:country="RU" officeooo:rsid="003cab6c" officeooo:paragraph-rsid="003cab6c"/>
    </style:style>
    <style:style style:name="P230" style:family="paragraph" style:parent-style-name="Text_20_body">
      <style:text-properties fo:language="ru" fo:country="RU" officeooo:rsid="0034c912" officeooo:paragraph-rsid="0034c912"/>
    </style:style>
    <style:style style:name="P231" style:family="paragraph" style:parent-style-name="Text_20_body">
      <style:text-properties fo:language="ru" fo:country="RU" officeooo:rsid="003dedc1" officeooo:paragraph-rsid="003dedc1"/>
    </style:style>
    <style:style style:name="P232" style:family="paragraph" style:parent-style-name="Text_20_body">
      <style:paragraph-properties fo:text-align="end" style:justify-single-word="false"/>
      <style:text-properties fo:language="ru" fo:country="RU" officeooo:rsid="00457e24" officeooo:paragraph-rsid="00457e24"/>
    </style:style>
    <style:style style:name="P233" style:family="paragraph" style:parent-style-name="Text_20_body" style:list-style-name="L10">
      <style:text-properties officeooo:rsid="00b1a3db" officeooo:paragraph-rsid="001d0c87"/>
    </style:style>
    <style:style style:name="P234" style:family="paragraph" style:parent-style-name="Text_20_body" style:list-style-name="L10">
      <style:text-properties officeooo:rsid="00b2de8f" officeooo:paragraph-rsid="001d0c87"/>
    </style:style>
    <style:style style:name="P235" style:family="paragraph" style:parent-style-name="Text_20_body" style:list-style-name="L11">
      <style:text-properties officeooo:rsid="0081db8c" officeooo:paragraph-rsid="001d0c87"/>
    </style:style>
    <style:style style:name="P236" style:family="paragraph" style:parent-style-name="Text_20_body" style:list-style-name="L11">
      <style:text-properties officeooo:rsid="00b03f62" officeooo:paragraph-rsid="001d0c87"/>
    </style:style>
    <style:style style:name="P237" style:family="paragraph" style:parent-style-name="Text_20_body" style:list-style-name="L11">
      <style:text-properties officeooo:rsid="008574b9" officeooo:paragraph-rsid="001d0c87"/>
    </style:style>
    <style:style style:name="P238" style:family="paragraph" style:parent-style-name="Text_20_body" style:list-style-name="L13">
      <style:text-properties officeooo:rsid="008fc7c5" officeooo:paragraph-rsid="001d0c87"/>
    </style:style>
    <style:style style:name="P239" style:family="paragraph" style:parent-style-name="Text_20_body" style:list-style-name="L14">
      <style:text-properties officeooo:rsid="008fdce0" officeooo:paragraph-rsid="001d0c87"/>
    </style:style>
    <style:style style:name="P240" style:family="paragraph" style:parent-style-name="Text_20_body" style:list-style-name="L15">
      <style:text-properties fo:language="en" fo:country="US" officeooo:rsid="00da30e6" officeooo:paragraph-rsid="001d0c87"/>
    </style:style>
    <style:style style:name="P241" style:family="paragraph" style:parent-style-name="Text_20_body" style:list-style-name="L16">
      <style:text-properties officeooo:rsid="009a0130" officeooo:paragraph-rsid="0034c912"/>
    </style:style>
    <style:style style:name="P242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3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44" style:family="paragraph" style:parent-style-name="Text_20_body" style:list-style-name="L20">
      <style:text-properties style:font-name="Times New Roman" officeooo:paragraph-rsid="001d0c87"/>
    </style:style>
    <style:style style:name="P245" style:family="paragraph" style:parent-style-name="Text_20_body" style:list-style-name="L21">
      <style:text-properties style:font-name="Times New Roman" officeooo:paragraph-rsid="001d0c87"/>
    </style:style>
    <style:style style:name="P246" style:family="paragraph" style:parent-style-name="Text_20_body" style:list-style-name="L21">
      <style:text-properties style:font-name="Times New Roman" fo:font-size="12pt" officeooo:paragraph-rsid="001d0c87"/>
    </style:style>
    <style:style style:name="P247" style:family="paragraph" style:parent-style-name="Text_20_body" style:list-style-name="L22">
      <style:text-properties style:font-name="Times New Roman" fo:font-size="12pt" officeooo:paragraph-rsid="001d0c87"/>
    </style:style>
    <style:style style:name="P248" style:family="paragraph" style:parent-style-name="Text_20_body" style:list-style-name="L23">
      <style:text-properties style:font-name="Times New Roman" fo:font-size="12pt" officeooo:paragraph-rsid="001d0c87"/>
    </style:style>
    <style:style style:name="P249" style:family="paragraph" style:parent-style-name="Text_20_body" style:list-style-name="L20">
      <style:text-properties officeooo:paragraph-rsid="001d0c87"/>
    </style:style>
    <style:style style:name="P250" style:family="paragraph" style:parent-style-name="Text_20_body" style:list-style-name="L23">
      <style:text-properties officeooo:paragraph-rsid="001d0c87"/>
    </style:style>
    <style:style style:name="P25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52" style:family="paragraph" style:parent-style-name="Text_20_body">
      <style:paragraph-properties fo:text-align="end" style:justify-single-word="false"/>
      <style:text-properties officeooo:paragraph-rsid="00420f79"/>
    </style:style>
    <style:style style:name="P253" style:family="paragraph" style:parent-style-name="Text_20_body">
      <style:text-properties officeooo:rsid="0031b80a" officeooo:paragraph-rsid="0031b80a"/>
    </style:style>
    <style:style style:name="P254" style:family="paragraph" style:parent-style-name="Text_20_body">
      <style:text-properties officeooo:rsid="0047dedd" officeooo:paragraph-rsid="0047dedd"/>
    </style:style>
    <style:style style:name="P255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56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57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58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59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260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261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2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3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4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5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266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267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68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269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270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1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272" style:family="paragraph" style:parent-style-name="Standard">
      <style:text-properties officeooo:rsid="00990ee6" officeooo:paragraph-rsid="001d0c87"/>
    </style:style>
    <style:style style:name="P273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274" style:family="paragraph" style:parent-style-name="Text_20_body_20__28_user_29_" style:list-style-name="L24">
      <style:text-properties officeooo:paragraph-rsid="001d0c87"/>
    </style:style>
    <style:style style:name="P275" style:family="paragraph" style:parent-style-name="Text_20_body_20__28_user_29_" style:list-style-name="L24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6" style:family="paragraph" style:parent-style-name="Text_20_body_20__28_user_29_" style:list-style-name="L24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7" style:family="paragraph" style:parent-style-name="Text_20_body_20__28_user_29_" style:list-style-name="L24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8" style:family="paragraph" style:parent-style-name="Text_20_body_20__28_user_29_" style:list-style-name="L24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79" style:family="paragraph" style:parent-style-name="Text_20_body_20__28_user_29_" style:list-style-name="L24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280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281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282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283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284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285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286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287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288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289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1d0c87" fo:hyphenate="false" fo:hyphenation-remain-char-count="2" fo:hyphenation-push-char-count="2"/>
    </style:style>
    <style:style style:name="P290" style:family="paragraph" style:parent-style-name="Heading_20_2">
      <style:paragraph-properties fo:text-align="center" style:justify-single-word="false"/>
      <style:text-properties officeooo:paragraph-rsid="001d0c87"/>
    </style:style>
    <style:style style:name="P291" style:family="paragraph" style:parent-style-name="Heading_20_2">
      <style:text-properties officeooo:paragraph-rsid="001d0c87"/>
    </style:style>
    <style:style style:name="P292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293" style:family="paragraph" style:parent-style-name="Heading_20_2">
      <style:paragraph-properties fo:break-before="page"/>
      <style:text-properties officeooo:paragraph-rsid="001d0c87"/>
    </style:style>
    <style:style style:name="P294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295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1d0c87"/>
    </style:style>
    <style:style style:name="P29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2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29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29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30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30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30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30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1b80a"/>
    </style:style>
    <style:style style:name="T33" style:family="text">
      <style:text-properties fo:language="ru" fo:country="RU" officeooo:rsid="0034c912"/>
    </style:style>
    <style:style style:name="T34" style:family="text">
      <style:text-properties fo:language="ru" fo:country="RU" officeooo:rsid="0038dbe6"/>
    </style:style>
    <style:style style:name="T35" style:family="text">
      <style:text-properties fo:language="ru" fo:country="RU" officeooo:rsid="0033425d"/>
    </style:style>
    <style:style style:name="T36" style:family="text">
      <style:text-properties fo:language="ru" fo:country="RU" officeooo:rsid="0046e06d"/>
    </style:style>
    <style:style style:name="T37" style:family="text">
      <style:text-properties fo:font-size="8pt" fo:font-style="normal" style:font-name-asian="ISOCPEUR" style:font-size-asian="8pt" style:font-style-asian="normal" style:font-size-complex="8pt"/>
    </style:style>
    <style:style style:name="T38" style:family="text">
      <style:text-properties fo:font-size="8pt" fo:font-style="normal" style:font-size-asian="8pt" style:font-style-asian="normal" style:font-size-complex="8pt"/>
    </style:style>
    <style:style style:name="T39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0" style:family="text">
      <style:text-properties officeooo:rsid="003b9aa5"/>
    </style:style>
    <style:style style:name="T41" style:family="text">
      <style:text-properties style:font-name="ISOCPEUR" fo:font-size="8pt" style:font-size-asian="8pt" style:font-name-complex="ISOCPEUR" style:font-size-complex="8pt"/>
    </style:style>
    <style:style style:name="T42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3" style:family="text">
      <style:text-properties fo:font-style="normal" style:font-style-asian="normal" style:font-size-complex="14pt"/>
    </style:style>
    <style:style style:name="T44" style:family="text">
      <style:text-properties fo:font-style="normal" fo:font-weight="normal"/>
    </style:style>
    <style:style style:name="T45" style:family="text">
      <style:text-properties fo:font-style="normal" fo:font-weight="normal" officeooo:rsid="004a517a"/>
    </style:style>
    <style:style style:name="T46" style:family="text">
      <style:text-properties fo:language="en" fo:country="US"/>
    </style:style>
    <style:style style:name="T47" style:family="text">
      <style:text-properties fo:language="en" fo:country="US" fo:font-style="normal" style:font-style-asian="normal" style:font-size-complex="14pt"/>
    </style:style>
    <style:style style:name="T48" style:family="text">
      <style:text-properties fo:language="en" fo:country="US" officeooo:rsid="00b37c26"/>
    </style:style>
    <style:style style:name="T49" style:family="text">
      <style:text-properties fo:language="en" fo:country="US" officeooo:rsid="0086e162"/>
    </style:style>
    <style:style style:name="T50" style:family="text">
      <style:text-properties fo:language="en" fo:country="US" officeooo:rsid="00b03f62"/>
    </style:style>
    <style:style style:name="T51" style:family="text">
      <style:text-properties fo:language="en" fo:country="US" officeooo:rsid="008fc7c5"/>
    </style:style>
    <style:style style:name="T52" style:family="text">
      <style:text-properties fo:language="en" fo:country="US" officeooo:rsid="00e55350"/>
    </style:style>
    <style:style style:name="T53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54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55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56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57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58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59" style:family="text">
      <style:text-properties fo:language="en" fo:country="US" officeooo:rsid="00bf97aa"/>
    </style:style>
    <style:style style:name="T60" style:family="text">
      <style:text-properties fo:language="en" fo:country="US" officeooo:rsid="0022fea9"/>
    </style:style>
    <style:style style:name="T61" style:family="text">
      <style:text-properties fo:language="en" fo:country="US" officeooo:rsid="0046e06d"/>
    </style:style>
    <style:style style:name="T62" style:family="text">
      <style:text-properties fo:color="#000000" fo:font-size="12pt" style:font-size-asian="12pt" style:font-size-complex="12pt"/>
    </style:style>
    <style:style style:name="T63" style:family="text">
      <style:text-properties fo:color="#000000" fo:font-size="12pt" officeooo:rsid="0006d2d6" style:font-size-asian="12pt" style:font-size-complex="12pt"/>
    </style:style>
    <style:style style:name="T64" style:family="text">
      <style:text-properties fo:color="#000000" style:font-name="Times New Roman2" fo:font-size="12pt" fo:language="en" fo:country="US"/>
    </style:style>
    <style:style style:name="T65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6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7" style:family="text">
      <style:text-properties fo:font-variant="normal" fo:text-transform="none" fo:letter-spacing="normal" fo:font-style="normal" fo:font-weight="normal"/>
    </style:style>
    <style:style style:name="T68" style:family="text">
      <style:text-properties fo:font-variant="normal" fo:text-transform="none" fo:letter-spacing="normal" fo:font-style="normal" fo:font-weight="normal" officeooo:rsid="004d4282"/>
    </style:style>
    <style:style style:name="T69" style:family="text">
      <style:text-properties fo:font-variant="normal" fo:text-transform="none" fo:letter-spacing="normal" fo:font-style="normal" fo:font-weight="normal" officeooo:rsid="00413d7d"/>
    </style:style>
    <style:style style:name="T70" style:family="text">
      <style:text-properties fo:font-variant="normal" fo:text-transform="none" fo:letter-spacing="normal" fo:font-style="normal" fo:font-weight="normal" officeooo:rsid="0044ec62"/>
    </style:style>
    <style:style style:name="T71" style:family="text">
      <style:text-properties fo:font-variant="normal" fo:text-transform="none" fo:letter-spacing="normal" fo:font-style="normal" fo:font-weight="normal" officeooo:rsid="0048cae4"/>
    </style:style>
    <style:style style:name="T72" style:family="text">
      <style:text-properties fo:font-variant="normal" fo:text-transform="none" fo:letter-spacing="normal" fo:font-style="normal" fo:font-weight="normal" officeooo:rsid="0049574b"/>
    </style:style>
    <style:style style:name="T73" style:family="text">
      <style:text-properties fo:font-variant="normal" fo:text-transform="none" fo:letter-spacing="normal" fo:font-style="normal" fo:font-weight="normal" officeooo:rsid="004b49cb"/>
    </style:style>
    <style:style style:name="T74" style:family="text">
      <style:text-properties fo:font-variant="normal" fo:text-transform="none" fo:letter-spacing="normal" fo:font-style="normal" fo:font-weight="normal" officeooo:rsid="004f228c"/>
    </style:style>
    <style:style style:name="T75" style:family="text">
      <style:text-properties fo:font-variant="normal" fo:text-transform="none" fo:letter-spacing="normal" fo:font-style="normal" fo:font-weight="normal" officeooo:rsid="004fd0db"/>
    </style:style>
    <style:style style:name="T76" style:family="text">
      <style:text-properties fo:font-variant="normal" fo:text-transform="none" fo:letter-spacing="normal" fo:font-style="normal" fo:font-weight="normal" officeooo:rsid="0051b04c"/>
    </style:style>
    <style:style style:name="T77" style:family="text">
      <style:text-properties fo:font-variant="normal" fo:text-transform="none" fo:letter-spacing="normal" fo:font-style="normal" fo:font-weight="normal" officeooo:rsid="00536b17"/>
    </style:style>
    <style:style style:name="T78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7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8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81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82" style:family="text">
      <style:text-properties style:font-name="Times New Roman"/>
    </style:style>
    <style:style style:name="T83" style:family="text">
      <style:text-properties style:font-name="Times New Roman" fo:font-size="12pt"/>
    </style:style>
    <style:style style:name="T84" style:family="text">
      <style:text-properties style:font-name="Times New Roman" fo:font-size="12pt" style:font-size-asian="12pt" style:font-size-complex="12pt"/>
    </style:style>
    <style:style style:name="T85" style:family="text">
      <style:text-properties style:font-name="Times New Roman" fo:font-size="12pt" fo:font-style="normal" fo:font-weight="normal" style:font-size-asian="12pt" style:font-size-complex="12pt"/>
    </style:style>
    <style:style style:name="T86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7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88" style:family="text">
      <style:text-properties style:font-name="Times New Roman" officeooo:rsid="009eef2e"/>
    </style:style>
    <style:style style:name="T89" style:family="text">
      <style:text-properties officeooo:rsid="004f228c"/>
    </style:style>
    <style:style style:name="T90" style:family="text">
      <style:text-properties officeooo:rsid="00a8cf2f"/>
    </style:style>
    <style:style style:name="T91" style:family="text">
      <style:text-properties officeooo:rsid="00589dc3"/>
    </style:style>
    <style:style style:name="T92" style:family="text">
      <style:text-properties officeooo:rsid="00c63f00"/>
    </style:style>
    <style:style style:name="T93" style:family="text">
      <style:text-properties fo:font-size="12pt"/>
    </style:style>
    <style:style style:name="T94" style:family="text">
      <style:text-properties fo:font-size="12pt" style:font-size-asian="12pt" style:font-size-complex="12pt"/>
    </style:style>
    <style:style style:name="T95" style:family="text">
      <style:text-properties fo:font-size="12pt" officeooo:rsid="00c63f00" style:font-size-asian="12pt" style:font-size-complex="12pt"/>
    </style:style>
    <style:style style:name="T96" style:family="text">
      <style:text-properties fo:font-size="12pt" officeooo:rsid="00d4c693" style:font-size-asian="12pt" style:font-size-complex="12pt"/>
    </style:style>
    <style:style style:name="T97" style:family="text">
      <style:text-properties officeooo:rsid="00d610e9"/>
    </style:style>
    <style:style style:name="T98" style:family="text">
      <style:text-properties officeooo:rsid="00d4c693"/>
    </style:style>
    <style:style style:name="T99" style:family="text">
      <style:text-properties officeooo:rsid="00ddb405"/>
    </style:style>
    <style:style style:name="T100" style:family="text">
      <style:text-properties officeooo:rsid="00da0b61"/>
    </style:style>
    <style:style style:name="T101" style:family="text">
      <style:text-properties officeooo:rsid="00bf97aa"/>
    </style:style>
    <style:style style:name="T102" style:family="text">
      <style:text-properties officeooo:rsid="00831f59"/>
    </style:style>
    <style:style style:name="T103" style:family="text">
      <style:text-properties officeooo:rsid="00cbf137"/>
    </style:style>
    <style:style style:name="T104" style:family="text">
      <style:text-properties officeooo:rsid="00c0b409"/>
    </style:style>
    <style:style style:name="T105" style:family="text">
      <style:text-properties officeooo:rsid="00d292d3"/>
    </style:style>
    <style:style style:name="T106" style:family="text">
      <style:text-properties officeooo:rsid="00cd648c"/>
    </style:style>
    <style:style style:name="T107" style:family="text">
      <style:text-properties officeooo:rsid="00ec89a6"/>
    </style:style>
    <style:style style:name="T108" style:family="text">
      <style:text-properties officeooo:rsid="00ed022b"/>
    </style:style>
    <style:style style:name="T109" style:family="text">
      <style:text-properties style:use-window-font-color="true" fo:background-color="transparent" loext:char-shading-value="0"/>
    </style:style>
    <style:style style:name="T110" style:family="text">
      <style:text-properties style:use-window-font-color="true" officeooo:rsid="00cdcd4b" fo:background-color="transparent" loext:char-shading-value="0"/>
    </style:style>
    <style:style style:name="T111" style:family="text">
      <style:text-properties style:use-window-font-color="true" officeooo:rsid="00ed022b" fo:background-color="transparent" loext:char-shading-value="0"/>
    </style:style>
    <style:style style:name="T112" style:family="text">
      <style:text-properties officeooo:rsid="00d12a68"/>
    </style:style>
    <style:style style:name="T113" style:family="text">
      <style:text-properties officeooo:rsid="00ef0d7c"/>
    </style:style>
    <style:style style:name="T114" style:family="text">
      <style:text-properties officeooo:rsid="00f0cbf1"/>
    </style:style>
    <style:style style:name="T115" style:family="text">
      <style:text-properties officeooo:rsid="00f27a78"/>
    </style:style>
    <style:style style:name="T116" style:family="text">
      <style:text-properties officeooo:rsid="0081db8c"/>
    </style:style>
    <style:style style:name="T117" style:family="text">
      <style:text-properties officeooo:rsid="0075e61b"/>
    </style:style>
    <style:style style:name="T118" style:family="text">
      <style:text-properties officeooo:rsid="007d8454"/>
    </style:style>
    <style:style style:name="T119" style:family="text">
      <style:text-properties officeooo:rsid="005fcdf7"/>
    </style:style>
    <style:style style:name="T120" style:family="text">
      <style:text-properties style:font-name="Liberation Serif" fo:font-size="12pt"/>
    </style:style>
    <style:style style:name="T121" style:family="text">
      <style:text-properties style:font-name="Liberation Serif" fo:font-size="12pt" officeooo:rsid="00831f59"/>
    </style:style>
    <style:style style:name="T122" style:family="text">
      <style:text-properties style:font-name="Liberation Serif" fo:font-size="12pt" officeooo:rsid="00842074"/>
    </style:style>
    <style:style style:name="T123" style:family="text">
      <style:text-properties officeooo:rsid="0062ba89"/>
    </style:style>
    <style:style style:name="T124" style:family="text">
      <style:text-properties fo:background-color="transparent" loext:char-shading-value="0"/>
    </style:style>
    <style:style style:name="T125" style:family="text">
      <style:text-properties officeooo:rsid="00a4b420" fo:background-color="transparent" loext:char-shading-value="0"/>
    </style:style>
    <style:style style:name="T126" style:family="text">
      <style:text-properties officeooo:rsid="00a6fbcd" fo:background-color="transparent" loext:char-shading-value="0"/>
    </style:style>
    <style:style style:name="T127" style:family="text">
      <style:text-properties officeooo:rsid="00bf97aa" fo:background-color="transparent" loext:char-shading-value="0"/>
    </style:style>
    <style:style style:name="T128" style:family="text">
      <style:text-properties officeooo:rsid="00a8cf2f" fo:background-color="transparent" loext:char-shading-value="0"/>
    </style:style>
    <style:style style:name="T129" style:family="text">
      <style:text-properties officeooo:rsid="00a698fb" fo:background-color="transparent" loext:char-shading-value="0"/>
    </style:style>
    <style:style style:name="T130" style:family="text">
      <style:text-properties officeooo:rsid="00831f59" fo:background-color="transparent" loext:char-shading-value="0"/>
    </style:style>
    <style:style style:name="T131" style:family="text">
      <style:text-properties officeooo:rsid="006e6ddc" fo:background-color="transparent" loext:char-shading-value="0"/>
    </style:style>
    <style:style style:name="T132" style:family="text">
      <style:text-properties officeooo:rsid="0063d244" fo:background-color="transparent" loext:char-shading-value="0"/>
    </style:style>
    <style:style style:name="T133" style:family="text">
      <style:text-properties officeooo:rsid="00a698fb"/>
    </style:style>
    <style:style style:name="T134" style:family="text">
      <style:text-properties officeooo:rsid="006b1f72"/>
    </style:style>
    <style:style style:name="T135" style:family="text">
      <style:text-properties officeooo:rsid="007a75dd"/>
    </style:style>
    <style:style style:name="T136" style:family="text">
      <style:text-properties officeooo:rsid="006e6ddc"/>
    </style:style>
    <style:style style:name="T137" style:family="text">
      <style:text-properties officeooo:rsid="00ac77e4"/>
    </style:style>
    <style:style style:name="T138" style:family="text">
      <style:text-properties officeooo:rsid="00b03f62"/>
    </style:style>
    <style:style style:name="T139" style:family="text">
      <style:text-properties officeooo:rsid="00ae52ec"/>
    </style:style>
    <style:style style:name="T140" style:family="text">
      <style:text-properties officeooo:rsid="00da30e6"/>
    </style:style>
    <style:style style:name="T141" style:family="text">
      <style:text-properties officeooo:rsid="00db536b"/>
    </style:style>
    <style:style style:name="T142" style:family="text">
      <style:text-properties officeooo:rsid="00b92ee7"/>
    </style:style>
    <style:style style:name="T143" style:family="text">
      <style:text-properties officeooo:rsid="00b37c26"/>
    </style:style>
    <style:style style:name="T144" style:family="text">
      <style:text-properties officeooo:rsid="00b2de8f"/>
    </style:style>
    <style:style style:name="T145" style:family="text">
      <style:text-properties officeooo:rsid="008b4155"/>
    </style:style>
    <style:style style:name="T146" style:family="text">
      <style:text-properties officeooo:rsid="008574b9"/>
    </style:style>
    <style:style style:name="T147" style:family="text">
      <style:text-properties officeooo:rsid="0086e162"/>
    </style:style>
    <style:style style:name="T148" style:family="text">
      <style:text-properties officeooo:rsid="00880e2b"/>
    </style:style>
    <style:style style:name="T149" style:family="text">
      <style:text-properties officeooo:rsid="00747f77"/>
    </style:style>
    <style:style style:name="T150" style:family="text">
      <style:text-properties officeooo:rsid="00b149b3"/>
    </style:style>
    <style:style style:name="T151" style:family="text">
      <style:text-properties officeooo:rsid="00bccb6d"/>
    </style:style>
    <style:style style:name="T152" style:family="text">
      <style:text-properties officeooo:rsid="00da7b08"/>
    </style:style>
    <style:style style:name="T153" style:family="text">
      <style:text-properties officeooo:rsid="00dec9e8"/>
    </style:style>
    <style:style style:name="T154" style:family="text">
      <style:text-properties officeooo:rsid="003aede6"/>
    </style:style>
    <style:style style:name="T155" style:family="text">
      <style:text-properties officeooo:rsid="009af498"/>
    </style:style>
    <style:style style:name="T156" style:family="text">
      <style:text-properties officeooo:rsid="00cdcd4b"/>
    </style:style>
    <style:style style:name="T157" style:family="text">
      <style:text-properties officeooo:rsid="00e4a7b5"/>
    </style:style>
    <style:style style:name="T158" style:family="text">
      <style:text-properties officeooo:rsid="00e55350"/>
    </style:style>
    <style:style style:name="T159" style:family="text">
      <style:text-properties officeooo:rsid="009be887"/>
    </style:style>
    <style:style style:name="T160" style:family="text">
      <style:text-properties officeooo:rsid="00e40fd6"/>
    </style:style>
    <style:style style:name="T161" style:family="text">
      <style:text-properties officeooo:rsid="00e87e55"/>
    </style:style>
    <style:style style:name="T162" style:family="text">
      <style:text-properties officeooo:rsid="00e9d4c6"/>
    </style:style>
    <style:style style:name="T163" style:family="text">
      <style:text-properties officeooo:rsid="0011db54"/>
    </style:style>
    <style:style style:name="T164" style:family="text">
      <style:text-properties style:font-name="Times New Roman2" fo:font-size="12pt"/>
    </style:style>
    <style:style style:name="T165" style:family="text">
      <style:text-properties officeooo:rsid="009dfa25"/>
    </style:style>
    <style:style style:name="T166" style:family="text">
      <style:text-properties officeooo:rsid="009eef2e"/>
    </style:style>
    <style:style style:name="T167" style:family="text">
      <style:text-properties officeooo:rsid="00a0b2e2"/>
    </style:style>
    <style:style style:name="T168" style:family="text">
      <style:text-properties officeooo:rsid="001e1151"/>
    </style:style>
    <style:style style:name="T169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70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71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72" style:family="text">
      <style:text-properties officeooo:rsid="0020e063"/>
    </style:style>
    <style:style style:name="T173" style:family="text">
      <style:text-properties officeooo:rsid="00211338"/>
    </style:style>
    <style:style style:name="T174" style:family="text">
      <style:text-properties officeooo:rsid="0022fea9"/>
    </style:style>
    <style:style style:name="T175" style:family="text">
      <style:text-properties officeooo:rsid="00e1ac9b"/>
    </style:style>
    <style:style style:name="T176" style:family="text">
      <style:text-properties officeooo:rsid="00269a05"/>
    </style:style>
    <style:style style:name="T177" style:family="text">
      <style:text-properties officeooo:rsid="0027b6cb"/>
    </style:style>
    <style:style style:name="T178" style:family="text">
      <style:text-properties officeooo:rsid="002801f9"/>
    </style:style>
    <style:style style:name="T179" style:family="text">
      <style:text-properties officeooo:rsid="00e6ddd0"/>
    </style:style>
    <style:style style:name="T180" style:family="text">
      <style:text-properties officeooo:rsid="00285784"/>
    </style:style>
    <style:style style:name="T181" style:family="text">
      <style:text-properties officeooo:rsid="002889b2"/>
    </style:style>
    <style:style style:name="T182" style:family="text">
      <style:text-properties officeooo:rsid="0029b4f4"/>
    </style:style>
    <style:style style:name="T183" style:family="text">
      <style:text-properties officeooo:rsid="002bfbe8"/>
    </style:style>
    <style:style style:name="T184" style:family="text">
      <style:text-properties officeooo:rsid="002d69ed"/>
    </style:style>
    <style:style style:name="T185" style:family="text">
      <style:text-properties officeooo:rsid="002da43b"/>
    </style:style>
    <style:style style:name="T186" style:family="text">
      <style:text-properties officeooo:rsid="002f65a3"/>
    </style:style>
    <style:style style:name="T187" style:family="text">
      <style:text-properties officeooo:rsid="0033425d"/>
    </style:style>
    <style:style style:name="T188" style:family="text">
      <style:text-properties officeooo:rsid="0034c912"/>
    </style:style>
    <style:style style:name="T189" style:family="text">
      <style:text-properties officeooo:rsid="00366768"/>
    </style:style>
    <style:style style:name="T190" style:family="text">
      <style:text-properties officeooo:rsid="0036f3b6"/>
    </style:style>
    <style:style style:name="T191" style:family="text">
      <style:text-properties officeooo:rsid="0038dbe6"/>
    </style:style>
    <style:style style:name="T192" style:family="text">
      <style:text-properties officeooo:rsid="003ba192"/>
    </style:style>
    <style:style style:name="T193" style:family="text">
      <style:text-properties officeooo:rsid="003f61cf"/>
    </style:style>
    <style:style style:name="T194" style:family="text">
      <style:text-properties officeooo:rsid="00443371"/>
    </style:style>
    <style:style style:name="T195" style:family="text">
      <style:text-properties officeooo:rsid="00457e24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3"/>
      <text:p text:style-name="P194">Титульный лист</text:p>
      <text:p text:style-name="P195">Задание</text:p>
      <text:p text:style-name="P195">Аннотация</text:p>
      <text:p text:style-name="P195">Список сокращений</text:p>
      <text:p text:style-name="P280"/>
      <text:list xml:id="list3384726343135943378" text:style-name="WW8Num1">
        <text:list-item>
          <text:h text:style-name="P281" text:outline-level="1"><text:bookmark-start text:name="__RefHeading___Toc4451_876269813"/><text:span text:style-name="T63">С</text:span><text:span text:style-name="T62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20_5f_5f_5f_5f_5f_5f_5f__5f_5f_5f_5f_5f_5f_5f_2b_5f_5f_5f_5f_5f_5f_5f__5f_5f_5f_5f_5f_5f_5f_20_5f_5f_5f_5f_5f_5f_5f_Первая_5f_5f_5f_5f_5f_5f_5f_20_5f_5f_5f_5f_5f_5f_5f_строка_5f_5f_5f_5f_5f_5f_5f_3a_5f_5f_5f_5f_5f_5f_5f__5f_5f_5f_5f_5f_5f_5f_20_5f_5f_5f_5f_5f_5f_5f__5f_5f_5f_5f_5f_5f_5f_20_5f_5f_5f_5f_5f_5f_5f_1"/>
            <text:index-source-style text:style-name="TOC_5f_5f_5f_5f_5f_5f_5f_20_5f_5f_5f_5f_5f_5f_5f_Heading"/>
          </text:index-source-styles>
        </text:table-of-content-source>
        <text:index-body>
          <text:p text:style-name="P192"><text:a xlink:type="simple" xlink:href="#__RefHeading___Toc4451_876269813" text:style-name="Internet_20_link" text:visited-style-name="Visited_20_Internet_20_Link">Содержание<text:tab/>5</text:a></text:p>
          <text:p text:style-name="P191"><text:a xlink:type="simple" xlink:href="#__RefHeading__315_768117482" text:style-name="Internet_20_link" text:visited-style-name="Visited_20_Internet_20_Link">Введение<text:tab/>6</text:a></text:p>
          <text:p text:style-name="P191"><text:a xlink:type="simple" xlink:href="#__RefHeading___Toc4453_876269813" text:style-name="Internet_20_link" text:visited-style-name="Visited_20_Internet_20_Link">1. Аналитический раздел<text:tab/>8</text:a></text:p>
          <text:p text:style-name="P190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190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190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3</text:a></text:p>
          <text:p text:style-name="P190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4</text:a></text:p>
          <text:p text:style-name="P190"><text:a xlink:type="simple" xlink:href="#__RefHeading___Toc9042_1411236934" text:style-name="Internet_20_link" text:visited-style-name="Visited_20_Internet_20_Link">1.5 Выбор средств разработки<text:tab/>25</text:a></text:p>
          <text:p text:style-name="P191"><text:a xlink:type="simple" xlink:href="#__RefHeading___Toc8930_1411236934" text:style-name="Internet_20_link" text:visited-style-name="Visited_20_Internet_20_Link">2 Специальный раздел<text:tab/>27</text:a></text:p>
          <text:p text:style-name="P190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7</text:a></text:p>
          <text:p text:style-name="P190"><text:a xlink:type="simple" xlink:href="#__RefHeading___Toc9046_1411236934" text:style-name="Internet_20_link" text:visited-style-name="Visited_20_Internet_20_Link">2.2 Разработка структуры базы данных<text:tab/>31</text:a></text:p>
          <text:p text:style-name="P190"><text:a xlink:type="simple" xlink:href="#__RefHeading___Toc9048_1411236934" text:style-name="Internet_20_link" text:visited-style-name="Visited_20_Internet_20_Link">2.3 Разработка структуры меню информационной системы<text:tab/>32</text:a></text:p>
          <text:p text:style-name="P190"><text:a xlink:type="simple" xlink:href="#__RefHeading___Toc9050_1411236934" text:style-name="Internet_20_link" text:visited-style-name="Visited_20_Internet_20_Link">2.4 Разработка интерфейса информационной системы<text:tab/>33</text:a></text:p>
          <text:p text:style-name="P190"><text:a xlink:type="simple" xlink:href="#__RefHeading___Toc9052_1411236934" text:style-name="Internet_20_link" text:visited-style-name="Visited_20_Internet_20_Link">2.5 Проведение тестирования программного продукта<text:tab/>34</text:a></text:p>
          <text:p text:style-name="P191"><text:a xlink:type="simple" xlink:href="#__RefHeading___Toc8932_1411236934" text:style-name="Internet_20_link" text:visited-style-name="Visited_20_Internet_20_Link">3 Безопасность жизнедеятельности<text:tab/>35</text:a></text:p>
          <text:p text:style-name="P190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35</text:a></text:p>
          <text:p text:style-name="P191"><text:a xlink:type="simple" xlink:href="#__RefHeading___Toc8934_1411236934" text:style-name="Internet_20_link" text:visited-style-name="Visited_20_Internet_20_Link">Заключение<text:tab/>42</text:a></text:p>
          <text:p text:style-name="P191"><text:a xlink:type="simple" xlink:href="#__RefHeading__327_768117482" text:style-name="Internet_20_link" text:visited-style-name="Visited_20_Internet_20_Link">Библиографический список используемой литературы<text:tab/>43</text:a></text:p>
        </text:index-body>
      </text:table-of-content>
      <text:p text:style-name="P205"/>
      <text:p text:style-name="P206"/>
      <text:list xml:id="list12444793024178" text:continue-numbering="true" text:style-name="WW8Num1">
        <text:list-item>
          <text:h text:style-name="P283" text:outline-level="1"><text:bookmark-start text:name="__RefHeading__315_768117482"/>Введение<text:bookmark-end text:name="__RefHeading__315_768117482"/></text:h>
        </text:list-item>
      </text:list>
      <text:p text:style-name="P85"><text:span text:style-name="T68">Разработка учебно-методических дисциплин - о</text:span><text:span text:style-name="T67">дн</text:span><text:span text:style-name="T69">ой</text:span><text:span text:style-name="T67"> из </text:span><text:span text:style-name="T69">важных задач преподавателей. </text:span><text:span text:style-name="T68">В год разрабатывается</text:span><text:span text:style-name="T69"> </text:span><text:span text:style-name="T70">от 1 до 3</text:span><text:span text:style-name="T69"> учебно-методических комплексов </text:span><text:span text:style-name="T68">одни преподавателем</text:span><text:span text:style-name="T69">. </text:span><text:span text:style-name="T71">В каждый учебно-методический комплекс входит рабочая программа, задания для практикума, </text:span><text:span text:style-name="T72">требования к курсовым работам или проектам, а также интерактивные образовательные технологии, к примеру, тесты. </text:span><text:span text:style-name="T73">К нему должны быть прикреплены также такие документы как рецензия, учебный план и т</text:span><text:span text:style-name="T74">ак далее.</text:span></text:p>
      <text:p text:style-name="P9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9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86"><text:span text:style-name="T67">Возврат учебного комплекса означает, что </text:span><text:span text:style-name="T75">преподавателю потребуется дополнительное время на доработку данного </text:span><text:span text:style-name="T76">комплекса.</text:span><text:span text:style-name="T67"> </text:span></text:p>
      <text:p text:style-name="P87"><text:span text:style-name="T67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77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89"><text:span text:style-name="T79">Согласно этому, появилась необходимость автоматизации </text:span><text:span text:style-name="T80">процесса</text:span><text:span text:style-name="T79"> разработки учебно-методического комплекса. </text:span><text:span text:style-name="T81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90"><text:span text:style-name="T81">Д</text:span><text:span text:style-name="T78">ля достижения поставленной цели необходимо решать следующие задачи:</text:span></text:p>
      <text:list xml:id="list414269983552238654" text:style-name="L1">
        <text:list-item>
          <text:p text:style-name="P207">Провести анализ предметной области.</text:p>
        </text:list-item>
        <text:list-item>
          <text:p text:style-name="P207">Разработать схему информационных потоков.</text:p>
        </text:list-item>
        <text:list-item>
          <text:p text:style-name="P208">Разработать структуру базы данных.</text:p>
        </text:list-item>
        <text:list-item>
          <text:p text:style-name="P209"/>
        </text:list-item>
      </text:list>
      <text:p text:style-name="P91"><text:span text:style-name="T84">Теперь перейдем к описанию в</text:span><text:span text:style-name="T85">ыпускной квалификационной работы.</text:span></text:p>
      <text:p text:style-name="P88"/>
      <text:p text:style-name="P85"><text:soft-page-break/><text:span text:style-name="T45">Данная </text:span><text:span text:style-name="T44">работа</text:span><text:span text:style-name="T45"> </text:span><text:span text:style-name="T44">выполня</text:span><text:span text:style-name="T45">лась</text:span><text:span text:style-name="T44"> на базе ФГБОУ ВО «Поволжский государственный университет сервиса». </text:span></text:p>
      <text:p text:style-name="P9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94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94">Специальный раздел содержит описание этапов процесса разработки программного обеспечения.</text:p>
      <text:p text:style-name="P94">Раздел безопасности жизнедеятельности содержит сведения <text:span text:style-name="T89">о человеческом факторе и его влиянии на отказы технических систем</text:span>. </text:p>
      <text:p text:style-name="P163"/>
      <text:p text:style-name="P163"/>
      <text:p text:style-name="P167"/>
      <text:list xml:id="list12445671882269" text:continue-list="list12444793024178" text:style-name="WW8Num1">
        <text:list-item>
          <text:h text:style-name="P284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292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94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90">(далее университет)</text:span> предоставляет услуги высшего и среднего профессионального образования.</text:p>
      <text:p text:style-name="P94">Университет был основан в 1981 году, как филиал Московского технологического института в городе Тольятти Куйбышевской области.</text:p>
      <text:p text:style-name="P9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94">Структура университета (<text:span text:style-name="T91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3"/>
            <text:p text:style-name="P63"/>
            <text:p text:style-name="P63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189">Рис. 1.1. Организационная структура университета</text:p>
            <text:p text:style-name="P187"/>
          </table:table-cell>
        </table:table-row>
      </table:table>
      <text:p text:style-name="P95"/>
      <text:p text:style-name="P172"><text:soft-page-break/><text:span text:style-name="T92">Во главе структуры располагается ректор и ректорат. Ректорат представлен в виде <text:s/></text:span><text:span text:style-name="T95">коллегиального, совещательного органа при ректоре. В него входят </text:span><text:span text:style-name="T94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168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169">- рассмотрение изменений структуры Университета;</text:p>
      <text:p text:style-name="P169">- определение основных направлений финансово-хозяйственной деятельности Университета;</text:p>
      <text:p text:style-name="P168">- рассмотрение и определение основных вопросов экономического и социального развития Университета;</text:p>
      <text:p text:style-name="P168">- организация учебного процесса; <text:s/></text:p>
      <text:p text:style-name="P168">- рассмотрение вопросов подготовки и издания учебных пособий и учебно-методической литературы;</text:p>
      <text:p text:style-name="P168">- организация научно-исследовательской деятельности; </text:p>
      <text:p text:style-name="P168">- организация внебюджетной деятельности Университета; </text:p>
      <text:p text:style-name="P168">- организация довузовской и послевузовской подготовки;</text:p>
      <text:p text:style-name="P168">- работа по подбору и расстановке кадров;</text:p>
      <text:p text:style-name="P168">- рекламная деятельность и маркетинг;</text:p>
      <text:p text:style-name="P168">- взаимоотношения с общественными организациями;</text:p>
      <text:p text:style-name="P168">- развитие материальной базы Университета.</text:p>
      <text:p text:style-name="P170">На данный момент в ректорате насчитывается 34 участников, включая ректора и проректоров, согласно протоколу <text:span text:style-name="T97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171">Так же в руководстве расположен ученый совет. <text:span text:style-name="T98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170">К компетенции Ученого совета относятся:</text:p>
      <text:list xml:id="list2092824661465646390" text:style-name="L2">
        <text:list-item>
          <text:p text:style-name="P255">принятие решения о созыве и проведении Конференции;</text:p>
        </text:list-item>
        <text:list-item>
          <text:p text:style-name="P255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255">рассмотрение проекта Устава университета, а также вносимых в него изменений;</text:p>
        </text:list-item>
        <text:list-item>
          <text:p text:style-name="P255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255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255">заслушивание ежегодных отчетов ректора;</text:p>
        </text:list-item>
        <text:list-item>
          <text:p text:style-name="P255">определение принципов распределения финансовых, материальных и трудовых ресурсов университета;</text:p>
        </text:list-item>
        <text:list-item>
          <text:p text:style-name="P255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255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255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255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255">выборы деканов факультетов;</text:p>
        </text:list-item>
        <text:list-item>
          <text:p text:style-name="P255">выборы заведующих кафедрами;</text:p>
        </text:list-item>
        <text:list-item>
          <text:p text:style-name="P255">принятие решений о создании, реорганизации и ликвидации научных и учебных подразделений;</text:p>
        </text:list-item>
        <text:list-item>
          <text:p text:style-name="P255">определение направлений научных исследований;</text:p>
        </text:list-item>
        <text:list-item>
          <text:p text:style-name="P255">утверждение тем диссертаций;</text:p>
        </text:list-item>
        <text:list-item>
          <text:p text:style-name="P255">рассмотрение годовых планов научно-исследовательских работ университета;</text:p>
        </text:list-item>
        <text:list-item>
          <text:p text:style-name="P255">рассмотрение вопросов деятельности диссертационных советов университета;</text:p>
        </text:list-item>
        <text:list-item>
          <text:p text:style-name="P255">рассмотрение вопросов редакционно-издательской деятельности;</text:p>
        </text:list-item>
        <text:list-item>
          <text:p text:style-name="P255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255">присуждение почетных званий университета;</text:p>
        </text:list-item>
        <text:list-item>
          <text:p text:style-name="P255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255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94">В составе ученый совет насчитывается 45 участников, согласно протоколу №1 </text:span><text:span text:style-name="T96">от 28.08.2015, </text:span><text:span text:style-name="T94">который утверждает состав как ректората, так и ученого совета.</text:span></text:p>
      <text:p text:style-name="P96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96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96">Задачи Учебно-методического отдела:</text:p>
      <text:list xml:id="list1682008162612725489" text:style-name="L3">
        <text:list-item>
          <text:p text:style-name="P210">Координация подготовки и распространения учебно-методической документации университета.</text:p>
        </text:list-item>
        <text:list-item>
          <text:p text:style-name="P210">Информационное обслуживание учебно-методического обеспечения учебного процесса.</text:p>
        </text:list-item>
        <text:list-item>
          <text:p text:style-name="P210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96">Функции Учебно-методического отдела:</text:p>
      <text:list xml:id="list3331772384586857560" text:style-name="L4">
        <text:list-item>
          <text:p text:style-name="P211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211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211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211">Формирование плана издания учебно-методической литературы и контроль за его исполнением.</text:p>
        </text:list-item>
        <text:list-item>
          <text:p text:style-name="P211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211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211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211">Формирование фонда электронных учебно-методических материалов ППС университета.</text:p>
        </text:list-item>
        <text:list-item>
          <text:p text:style-name="P211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211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211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211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211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211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211">Формирование заявки ППС на командировки в профильные У МО на календарный год.</text:p>
        </text:list-item>
        <text:list-item>
          <text:p text:style-name="P211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211">Формирование плана работы учебно-методического совета университета.</text:p>
        </text:list-item>
        <text:list-item>
          <text:p text:style-name="P211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211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211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211">Подведение статистических данных по всем направлениям деятельности УМО.</text:p>
        </text:list-item>
        <text:list-item>
          <text:p text:style-name="P211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211">Участие в разработке проектов внутривузовских стандартов, рекомендаций и правил.</text:p>
        </text:list-item>
        <text:list-item>
          <text:p text:style-name="P211">Сбор, обобщение и анализ материалов учебно-методического характера.</text:p>
        </text:list-item>
        <text:list-item>
          <text:p text:style-name="P211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211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97">Так как данная <text:span text:style-name="T99">выпускная квалифицированная</text:span> работа разрабатывается на факультете информационно-технического сервиса на кафедре «<text:span text:style-name="T100">Информационный и электронный сервис</text:span>», <text:span text:style-name="T100">рассмотрим данное подразделение.</text:span></text:p>
      <text:p text:style-name="P98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98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СПО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98">Мы рассмотрели часть структуры университета, которая будет участвовать при дальнейшей разработке программного продукта.</text:p>
      <text:list xml:id="list12445665380457" text:continue-list="list12445671882269" text:style-name="WW8Num1">
        <text:list-item>
          <text:h text:style-name="P293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99">Для того чтобы преступить к разработке схемы информационной структуры необходимо <text:span text:style-name="T101">разобраться</text:span>, <text:span text:style-name="T101">что включает в себя</text:span> учебно-методическ<text:span text:style-name="T101">ую</text:span> <text:span text:style-name="T102">разработку (далее УМР) и определить их структура</text:span>.</text:p>
      <text:p text:style-name="P100">Учебно-методическая разработка включает в себя:</text:p>
      <text:list xml:id="list5180452516831885109" text:style-name="L5">
        <text:list-item>
          <text:p text:style-name="P212">Разработка рабочей <text:span text:style-name="T103">учебной</text:span> программы дисциплины.</text:p>
        </text:list-item>
        <text:list-item>
          <text:p text:style-name="P212">Разработка конспекта лекций по дисциплине.</text:p>
        </text:list-item>
        <text:list-item>
          <text:p text:style-name="P212">Разработка учебно-методического пособия по дисциплине.</text:p>
        </text:list-item>
        <text:list-item>
          <text:p text:style-name="P212">Разработка лабораторного практикума.</text:p>
        </text:list-item>
        <text:list-item>
          <text:p text:style-name="P212">Разработка учебно-методического пособия по выполнению курсовых проектов (работ).</text:p>
        </text:list-item>
        <text:list-item>
          <text:p text:style-name="P212">Разработка учебного пособия.</text:p>
        </text:list-item>
        <text:list-item>
          <text:p text:style-name="P212">Разработка тестовых заданий.</text:p>
        </text:list-item>
        <text:list-item>
          <text:p text:style-name="P212">Разработка хрестоматии.</text:p>
        </text:list-item>
        <text:list-item>
          <text:p text:style-name="P212">Разработка учебно-методического комплекса дисциплин.</text:p>
        </text:list-item>
      </text:list>
      <text:p text:style-name="P101">Рассмотрим <text:s/>подробнее структуру <text:span text:style-name="T104">учебно-методического комплекса дисциплин</text:span>ы (далее УМКД <text:span text:style-name="T105">или УМК</text:span>)<text:span text:style-name="T104"> </text:span>и <text:s/><text:span text:style-name="T104">рабочей </text:span>учебной <text:span text:style-name="T104">программы дисциплины </text:span>(далее РУП)<text:span text:style-name="T104">, </text:span>так же посмотрим как они связаны.</text:p>
      <text:p text:style-name="P102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01">Структура РУП, согласно <text:span text:style-name="T106">требованиям федерального государственного образовательного стандарта высшего образования (далее ФГОС 3+), </text:span>должна включать следующие <text:span text:style-name="T106">разделы</text:span>:</text:p>
      <text:list xml:id="list7939240358038573183" text:style-name="L6">
        <text:list-item>
          <text:p text:style-name="P213">Цели освоения дисциплины <text:span text:style-name="T107">(модуля)</text:span></text:p>
        </text:list-item>
        <text:list-item>
          <text:p text:style-name="P213">Место дисциплины в структуре ООП направления <text:span text:style-name="T107">подготовки (</text:span>специальности<text:span text:style-name="T107">)</text:span></text:p>
        </text:list-item>
        <text:list-item>
          <text:p text:style-name="P213">Компетенции обучающегося, формируемые в результате освоения дисциплины (модуля)</text:p>
        </text:list-item>
        <text:list-item>
          <text:p text:style-name="P213">Структура и содержание дисциплины (модуля)</text:p>
          <text:list>
            <text:list-item>
              <text:p text:style-name="P261">Структура дисциплины</text:p>
            </text:list-item>
            <text:list-item>
              <text:p text:style-name="P265">Содержание дисциплины</text:p>
            </text:list-item>
            <text:list-item>
              <text:p text:style-name="P265">Тематический план изучения дисциплины</text:p>
              <text:list>
                <text:list-item>
                  <text:p text:style-name="P269">Лекционные вопросы</text:p>
                </text:list-item>
                <text:list-item>
                  <text:p text:style-name="P269"><text:soft-page-break/>Практические (семинарские) занятиям</text:p>
                </text:list-item>
                <text:list-item>
                  <text:p text:style-name="P269">Лабораторные занятия</text:p>
                </text:list-item>
                <text:list-item>
                  <text:p text:style-name="P269">Самостоятельная работа</text:p>
                </text:list-item>
              </text:list>
            </text:list-item>
          </text:list>
        </text:list-item>
        <text:list-item>
          <text:p text:style-name="P256">Образовательные технологии</text:p>
        </text:list-item>
        <text:list-item>
          <text:p text:style-name="P256">Оценочные средства для текущего контроля успеваемости, промежуточной аттестации по итогам освоения дисциплины <text:span text:style-name="T107">(модуля)</text:span></text:p>
        </text:list-item>
        <text:list-item>
          <text:p text:style-name="P256">Учебно-методическое и информационное обеспечение дисциплины (модуля)</text:p>
          <text:list>
            <text:list-item>
              <text:p text:style-name="P262">Нормативно-правовые документы (нормативно-техническая документация)</text:p>
            </text:list-item>
            <text:list-item>
              <text:p text:style-name="P265">Основная литература</text:p>
            </text:list-item>
            <text:list-item>
              <text:p text:style-name="P265">Дополнительная литература</text:p>
            </text:list-item>
            <text:list-item>
              <text:p text:style-name="P266">Периодическая литература</text:p>
            </text:list-item>
            <text:list-item>
              <text:p text:style-name="P26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56">Материально-техническое обеспечение дисциплины</text:p>
        </text:list-item>
        <text:list-item>
          <text:p text:style-name="P257">Методические указания для выполнения контрольных работ</text:p>
        </text:list-item>
        <text:list-item>
          <text:p text:style-name="P256">Протокол согласования с другими дисциплинами <text:span text:style-name="T108">ООП</text:span></text:p>
        </text:list-item>
        <text:list-item>
          <text:p text:style-name="P257">Примерная т<text:span text:style-name="T103">ехнологическая карта дисциплины </text:span>(по семестрам)</text:p>
        </text:list-item>
        <text:list-item>
          <text:p text:style-name="P256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7443958444750771701" text:style-name="L7">
        <text:list-item>
          <text:p text:style-name="P258">Рабочая учебная программа дисциплины <text:span text:style-name="T108">(модуля)</text:span></text:p>
          <text:list>
            <text:list-item>
              <text:p text:style-name="P263"><text:span text:style-name="T109">Цели освоения дисциплины </text:span><text:span text:style-name="T111">(модуля)</text:span></text:p>
            </text:list-item>
            <text:list-item>
              <text:p text:style-name="P267">Место дисциплины в структуре ООП направления подготовки (специальности)</text:p>
            </text:list-item>
            <text:list-item>
              <text:p text:style-name="P268">Компетенции обучающегося, формируемые в результате освоения дисциплины (модуля)</text:p>
            </text:list-item>
            <text:list-item>
              <text:p text:style-name="P268">Структура и объем дисциплины <text:span text:style-name="T108">(модуля)</text:span></text:p>
              <text:list>
                <text:list-item>
                  <text:p text:style-name="P270">Структура дисциплины</text:p>
                </text:list-item>
                <text:list-item>
                  <text:p text:style-name="P271">Содержание дисциплины</text:p>
                </text:list-item>
              </text:list>
            </text:list-item>
          </text:list>
        </text:list-item>
        <text:list-item>
          <text:p text:style-name="P259">Конспект лекций (структурированный по темам)</text:p>
        </text:list-item>
        <text:list-item>
          <text:p text:style-name="P259">Практические занятия (лабораторные работы)</text:p>
          <text:list>
            <text:list-item>
              <text:p text:style-name="P263">Задачи и упражнения по теме (с примерами решений)</text:p>
            </text:list-item>
            <text:list-item>
              <text:p text:style-name="P268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259">Самостоятельная работа</text:p>
          <text:list>
            <text:list-item>
              <text:p text:style-name="P263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268">Методические рекомендации к подготовке рефератов, эссе и др.</text:p>
            </text:list-item>
          </text:list>
        </text:list-item>
        <text:list-item>
          <text:p text:style-name="P260">Образовательные технологии</text:p>
        </text:list-item>
        <text:list-item>
          <text:p text:style-name="P260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259">Учебно-методическое и информационное обеспечение дисциплины (модуля)</text:p>
          <text:list>
            <text:list-item>
              <text:p text:style-name="P264">Нормативно-правовые документы (нормативно-техническая документация)</text:p>
            </text:list-item>
            <text:list-item>
              <text:p text:style-name="P268">Основная литература</text:p>
            </text:list-item>
            <text:list-item>
              <text:p text:style-name="P268">Дополнительная литература</text:p>
            </text:list-item>
            <text:list-item>
              <text:p text:style-name="P267">Периодическая литература</text:p>
            </text:list-item>
            <text:list-item>
              <text:p text:style-name="P268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260">Материально-техническое обеспечение дисциплины</text:p>
        </text:list-item>
        <text:list-item>
          <text:p text:style-name="P259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259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259"><text:span text:style-name="T108">Примерная т</text:span>ехнологическая карта дисциплины <text:span text:style-name="T108">(по семестрам)</text:span></text:p>
        </text:list-item>
      </text:list>
      <text:p text:style-name="P27"><text:span text:style-name="T109">Автор </text:span><text:span text:style-name="T110">также </text:span><text:span text:style-name="T109">имеет право включить дополнительные разделы в структуру </text:span><text:span text:style-name="T110">УМКД</text:span><text:span text:style-name="T109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174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A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12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2. <text:span text:style-name="T113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3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2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2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13">и содержание</text:span> дисциплины <text:span text:style-name="T113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13">(модуля)</text:span></text:p>
          </table:table-cell>
          <table:table-cell table:style-name="Таблица5.C5" office:value-type="string">
            <text:p text:style-name="P32"/>
          </table:table-cell>
        </table:table-row>
        <table:table-row>
          <table:table-cell table:style-name="Таблица5.A6" office:value-type="string">
            <text:p text:style-name="P33">4.1. Структура дисциплины</text:p>
          </table:table-cell>
          <table:table-cell table:style-name="Таблица5.B6" office:value-type="string">
            <text:p text:style-name="P33">1.4.1. Структура дисциплины </text:p>
          </table:table-cell>
          <table:table-cell table:style-name="Таблица5.C6" office:value-type="string">
            <text:p text:style-name="P32"/>
          </table:table-cell>
        </table:table-row>
      </table:table>
      <text:p text:style-name="P103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12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13">4</text:span>.<text:span text:style-name="T113">2.</text:span> Содержание дисциплины</text:p>
          </table:table-cell>
          <table:table-cell table:style-name="Таблица4.C2" office:value-type="string">
            <text:p text:style-name="P32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14">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4">4.3.2. Практические (семинарские) занятиям</text:p>
          </table:table-cell>
          <table:table-cell table:style-name="Таблица4.B6" table:number-rows-spanned="2" office:value-type="string">
            <text:p text:style-name="P34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5">В РУП приведены только названия <text:span text:style-name="T114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4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11" office:value-type="string">
            <text:p text:style-name="P30">4.<text:span text:style-name="T114">3.</text:span>4. <text:span text:style-name="T114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5">В РУП приведены только названия работ <text:span text:style-name="T114">с кратким описанием</text:span></text:p>
          </table:table-cell>
        </table:table-row>
        <table:table-row>
          <table:table-cell table:style-name="Таблица4.A11" office:value-type="string">
            <text:p text:style-name="P36">5. Образовательные технологии</text:p>
          </table:table-cell>
          <table:table-cell table:style-name="Таблица4.B8" office:value-type="string">
            <text:p text:style-name="P36"><text:span text:style-name="T114">5</text:span>. Образовательные технологии</text:p>
          </table:table-cell>
          <table:table-cell table:style-name="Таблица4.C8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6. Оценочные средства для текущего контроля успеваемости, промежуточной аттестации по итогам освоения дисциплины <text:span text:style-name="T114">(модуля)</text:span></text:p>
          </table:table-cell>
          <table:table-cell table:style-name="Таблица4.B9" office:value-type="string">
            <text:p text:style-name="P36"><text:span text:style-name="T114">6</text:span>. Оценочные средства для текущего контроля успеваемости, промежуточной аттестации по итогам освоения дисциплины <text:span text:style-name="T114">(модуля)</text:span></text:p>
          </table:table-cell>
          <table:table-cell table:style-name="Таблица4.C9" office:value-type="string">
            <text:p text:style-name="P32"/>
          </table:table-cell>
        </table:table-row>
        <table:table-row>
          <table:table-cell table:style-name="Таблица4.A11" office:value-type="string">
            <text:p text:style-name="P36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6"><text:span text:style-name="T114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5">И все подразделы <text:span text:style-name="T114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6">8. Материально-техническое обеспечение дисциплины</text:p>
          </table:table-cell>
          <table:table-cell table:style-name="Таблица4.B11" office:value-type="string">
            <text:p text:style-name="P36"><text:span text:style-name="T114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2"/>
          </table:table-cell>
        </table:table-row>
        <table:table-row>
          <table:table-cell table:style-name="Таблица4.A12" office:value-type="string">
            <text:p text:style-name="P36">9. <text:span text:style-name="T115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7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2"/>
          </table:table-cell>
        </table:table-row>
        <table:table-row>
          <table:table-cell table:style-name="Таблица4.A13" office:value-type="string">
            <text:p text:style-name="P36">1<text:span text:style-name="T115">1</text:span>. <text:span text:style-name="T115">Примерная т</text:span>ехнологическая карта дисциплины <text:span text:style-name="T115">(по семестрам)</text:span></text:p>
          </table:table-cell>
          <table:table-cell table:style-name="Таблица4.B13" office:value-type="string">
            <text:p text:style-name="P36">1<text:span text:style-name="T115">1</text:span>. <text:span text:style-name="T115">Примерная т</text:span>ехнологическая карта дисциплины <text:span text:style-name="T115">(по семестрам)</text:span></text:p>
          </table:table-cell>
          <table:table-cell table:style-name="Таблица4.C13" office:value-type="string">
            <text:p text:style-name="P32"/>
          </table:table-cell>
        </table:table-row>
      </table:table>
      <text:p text:style-name="P173"/>
      <text:p text:style-name="P104">После того, как мы рассмотрели структуру РУП и УМКД, выясним, кто будет участвовать в схеме утверждения УМКД.</text:p>
      <text:p text:style-name="P99">Во-первых, это автор учебно-методическо<text:span text:style-name="T116">й</text:span> <text:span text:style-name="T116">разработки</text:span>. Он может быть <text:span text:style-name="T117">с</text:span> любой кафедры, так как каждому преподавателю без исключения необходимо разрабатывать <text:s/><text:span text:style-name="T103">УМКД,</text:span> <text:span text:style-name="T118">РУП, учебно-методические пособия (далее УМП)</text:span> и т.д.</text:p>
      <text:p text:style-name="P163"><text:span text:style-name="T119">Во-вторых, это рецензент. Рецензент</text:span><text:span text:style-name="T120"> может быть внутренней (остепененный) - это </text:span><text:soft-page-break/><text:span text:style-name="T120">любой преподаватель университета, или внешн</text:span><text:span text:style-name="T121">ий</text:span><text:span text:style-name="T120"> - это любой преподаватель стороннего ВУЗа.</text:span><text:span text:style-name="T119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163"><text:span text:style-name="T123">В-третьих, кафедра. После того как рецензия получена, автор должен предоставить УМР заведующему той кафедры</text:span><text:span text:style-name="T125">, где велась разработка.</text:span></text:p>
      <text:p text:style-name="P105"><text:span text:style-name="T125">В-</text:span><text:span text:style-name="T124">четвертых, это научно-методический совет </text:span><text:span text:style-name="T126">(далее НМС)</text:span><text:span text:style-name="T124">. </text:span><text:span text:style-name="T126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27">или по общим предметам</text:span><text:span text:style-name="T126"> есть свой НМС. УМР </text:span><text:span text:style-name="T128">должна утверждаться</text:span><text:span text:style-name="T126"> </text:span><text:span text:style-name="T128">на</text:span><text:span text:style-name="T126"> </text:span><text:span text:style-name="T128">каждом НМС по направлениям. На данный момент в университете создано </text:span><text:span text:style-name="T127">32</text:span><text:span text:style-name="T128"> НМС, согласно документу «Приказ НМС </text:span><text:span text:style-name="T127">2015-2016</text:span><text:span text:style-name="T128">».</text:span></text:p>
      <text:p text:style-name="P106"><text:span text:style-name="T128">Н</text:span><text:span text:style-name="T124">аучно-методический совет состоит из председателя НМС, </text:span><text:span text:style-name="T127">заместителя председателя,</text:span><text:span text:style-name="T124"> членов совета и секретаря. </text:span><text:span text:style-name="T127">Каждый НМС сформирован:</text:span></text:p>
      <text:list xml:id="list575850463093761129" text:style-name="L8">
        <text:list-item>
          <text:p text:style-name="P214">по направлениям подготовки и специальностям университета;</text:p>
        </text:list-item>
        <text:list-item>
          <text:p text:style-name="P214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07"><text:span text:style-name="T125">В-</text:span><text:span text:style-name="T129">пятых</text:span><text:span text:style-name="T124">, в процессе формирования </text:span><text:span text:style-name="T130">УМР </text:span><text:span text:style-name="T129">должна </text:span><text:span text:style-name="T124">участв</text:span><text:span text:style-name="T129">овать</text:span><text:span text:style-name="T124"> </text:span><text:span text:style-name="T129">библиотека</text:span><text:span text:style-name="T131">, </text:span><text:span text:style-name="T129">где подтверждается верность библиографического списка литературы.</text:span></text:p>
      <text:p text:style-name="P105"><text:span text:style-name="T124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32">учебно-методической работе.</text:span></text:p>
      <text:p text:style-name="P108">И, <text:span text:style-name="T133">как сказано выше</text:span>, в процессе участвует проректор по учебно-методической работе. <text:span text:style-name="T133">После утверждения проректором, данная УМР считается завершенной и работоспособной.</text:span> </text:p>
      <text:p text:style-name="P109">Стоит отметить, что все они <text:span text:style-name="T133">представлены на рисунке 1.1 и участвуют</text:span> в схеме утверждения учебно-методических <text:span text:style-name="T133">разработок</text:span>. На рисунке 1.2 представлена схема утверждения <text:span text:style-name="T118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3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188">Рис. 1.2. Схема утверждения <text:span text:style-name="T118">УМК</text:span></text:p>
            <text:p text:style-name="P187"/>
          </table:table-cell>
        </table:table-row>
      </table:table>
      <text:p text:style-name="P175"><text:soft-page-break/><text:tab/>Как мы видим на схеме, <text:span text:style-name="T90">7</text:span> <text:span text:style-name="T134">объектов</text:span> участвует в этом процессе, все они были перечислены выше. </text:p>
      <text:p text:style-name="P110"><text:span text:style-name="T135">Можно видеть</text:span>, <text:span text:style-name="T135">что</text:span> автор разрабатывает <text:span text:style-name="T118">УМК,</text:span> <text:span text:style-name="T136">а это самый длительный процесс, представленный на этой схеме, затем подписывает ее и отправляет Рецензенту.</text:span></text:p>
      <text:p text:style-name="P163"><text:span text:style-name="T136">В свою очередь рецензент изучает данный УМК и предоставляет рецензию для данного комплекса. </text:span><text:span text:style-name="T120">Рецензия составляется только на </text:span><text:span text:style-name="T122">УМП и</text:span><text:span text:style-name="T120"> </text:span><text:span text:style-name="T122">УМК</text:span><text:span text:style-name="T120">. </text:span></text:p>
      <text:p text:style-name="P111">Следом ид<text:span text:style-name="T137">у</text:span>т <text:span text:style-name="T137">пять</text:span> этап<text:span text:style-name="T137">ов</text:span> проверки <text:s/><text:span text:style-name="T118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06"><text:span text:style-name="T138">Заметим</text:span>, что в протокол согласования заносят все направления, который были использованы при разработке УМК. <text:span text:style-name="T138">НМС проверяет комплекс по своим направлениям и ставит свою подпись в протоколе.</text:span></text:p>
      <text:p text:style-name="P106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13">Если на одном из этапов проверки находится ошибка, то ее указывают в замечаниях к <text:s/><text:span text:style-name="T139">УМР</text:span> и отправляют обратно автору на доработку. </text:p>
      <text:p text:style-name="P136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137">Прежде чем преподаватель приступает к созданию УМР, он получает план учебно-методической работы, <text:span text:style-name="T191">по которой можно сделать вывод о том, сколько требуется создать УМР и по каким направлениям.</text:span></text:p>
      <text:p text:style-name="P138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185"/>
      <text:p text:style-name="Quotations"><text:soft-page-break/><draw:frame draw:style-name="fr2" draw:name="Изображение8" text:anchor-type="as-char" svg:width="7.567cm" svg:height="17.542cm" draw:z-index="6"><draw:image xlink:href="Pictures/100000000000011E000002972594B54CEA629B8C.png" xlink:type="simple" xlink:show="embed" xlink:actuate="onLoad"/></draw:frame></text:p>
      <text:p text:style-name="P203">Рис 1.3. <text:span text:style-name="T191">Схема с</text:span>оздание УМР преподавателем</text:p>
      <text:p text:style-name="P113"/>
      <text:p text:style-name="P113"><text:span text:style-name="T191">На основе рисунка 1.2 и рисунка 1.3 следует, что к любой разработке</text:span> можно привязать статус <text:span text:style-name="T191">и, в зависимости от</text:span> <text:span text:style-name="T191">этапа утверждения, статус будет изменяться. С</text:span>хем<text:span text:style-name="T191">а</text:span> изменения статуса <text:span text:style-name="T191">представлена</text:span> на рисунке 1.<text:span text:style-name="T190">4</text:span>.</text:p>
      <text:p text:style-name="P112"/>
      <text:p text:style-name="P193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196">Рис. 1.<text:span text:style-name="T190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14">В большинстве случаев учебно-методическ<text:span text:style-name="T140">ую</text:span> <text:span text:style-name="T140">разработку</text:span> возвращают по следующим причинам:</text:p>
      <text:list xml:id="list7265654329256341075" text:style-name="L9">
        <text:list-item>
          <text:p text:style-name="P215">Отсутствие глав, необходимых согласно стандарту <text:span text:style-name="T139">ФГОС 3+</text:span>.</text:p>
        </text:list-item>
        <text:list-item>
          <text:p text:style-name="P215">Использование стилей, отличных от требуемых в стандарте <text:span text:style-name="T139">ФГОС 3+</text:span>.</text:p>
        </text:list-item>
        <text:list-item>
          <text:p text:style-name="P215">Список глав в рабочей программе не соответствует списку глав в учебно-методическом комплексе и т.д.</text:p>
        </text:list-item>
      </text:list>
      <text:p text:style-name="P141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142">В данн<text:span text:style-name="T141">ой подглаве</text:span> мы разобрались со структурой основных УМР. Разработали схему утверждения УМК, <text:span text:style-name="T34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2445509472420" text:continue-list="list12445665380457" text:style-name="WW8Num1">
        <text:list-item>
          <text:h text:style-name="P294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143">Рассмотрим <text:span text:style-name="T5">программно-аппаратного обеспечения </text:span><text:span text:style-name="T1">университета.</text:span></text:p>
      <text:p text:style-name="P143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15">Перейдем к анализу данного сервера.</text:p>
      <text:p text:style-name="P115">Характеристики:</text:p>
      <text:list xml:id="list2908644811660901788" text:style-name="L10">
        <text:list-item>
          <text:p text:style-name="P216">Процессор - Intel Core i5</text:p>
        </text:list-item>
        <text:list-item>
          <text:p text:style-name="P233"><text:span text:style-name="T1">Память — </text:span><text:span text:style-name="T10">16 Гб</text:span></text:p>
        </text:list-item>
        <text:list-item>
          <text:p text:style-name="P234"><text:span text:style-name="T1">Тип памяти — </text:span><text:span text:style-name="T46">RAID SATA 2x2</text:span></text:p>
        </text:list-item>
        <text:list-item>
          <text:p text:style-name="P217">Операционная система <text:span text:style-name="T142">(далее ОС)</text:span> — <text:span text:style-name="T46">Debian 8.4</text:span></text:p>
        </text:list-item>
      </text:list>
      <text:p text:style-name="P116">На <text:span text:style-name="T142">ОС</text:span> <text:span text:style-name="T46">Debian</text:span> установлена <text:span text:style-name="T143">виртуальная машина с ОС </text:span><text:span text:style-name="T48">Ubuntu 16.04 LTS.</text:span></text:p>
      <text:p text:style-name="P117">На ОС<text:span text:style-name="T144"> </text:span><text:span text:style-name="T48">Ubuntu </text:span>развернута система управления базами данных <text:span text:style-name="T46">MySQL 5.1. </text:span>Так же развернута система дистанционного обучения Русский Moodle 3<text:span text:style-name="T46">KL</text:span> 2.7.</text:p>
      <text:p text:style-name="P118">Структура сервера представлена на рисунке 1.<text:span text:style-name="T190">5</text:span>.</text:p>
      <text:p text:style-name="P193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197">Рис. 1.<text:span text:style-name="T190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17">Данный сервер находится под управлением и администрированием ООО «Открытый технологии». </text:p>
      <text:p text:style-name="P119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2445448110066" text:continue-list="list12445509472420" text:style-name="WW8Num1">
        <text:list-item>
          <text:h text:style-name="P294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141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38">Описание требований будут опираться на стандарт ГОСТ 34.602-89.</text:span></text:p>
      <text:p text:style-name="P144">Все требования можно разделить на функциональные и нефункциональные.</text:p>
      <text:p text:style-name="P144">Функциональные требования определяют задачи, которая должна выполнять система. </text:p>
      <text:p text:style-name="P145">Нефункциональные требования <text:span text:style-name="T145">определяет свойства для нашей системы.</text:span></text:p>
      <text:p text:style-name="P146"><text:span text:style-name="T146">Функциональные т</text:span>ребования к системе следующие:</text:p>
      <text:list xml:id="list3859328705968261004" text:style-name="L11">
        <text:list-item>
          <text:p text:style-name="P235">Система должна<text:span text:style-name="T147"> определять</text:span> структуру <text:span text:style-name="T147">УМР для упрощения разработки.</text:span></text:p>
        </text:list-item>
        <text:list-item>
          <text:p text:style-name="P236">При создании УМР должны учитываться стандарты ФГОС 3+</text:p>
        </text:list-item>
        <text:list-item>
          <text:p text:style-name="P237">Система <text:span text:style-name="T147">должна сохранять УМР в формате </text:span><text:span text:style-name="T49">DOC (DOCX) </text:span><text:span text:style-name="T11">и в формате </text:span><text:span text:style-name="T49">HTML.</text:span></text:p>
        </text:list-item>
        <text:list-item>
          <text:p text:style-name="P218">Система должна <text:span text:style-name="T148">разрешать только автору редактировать свои УМР.</text:span></text:p>
        </text:list-item>
        <text:list-item>
          <text:p text:style-name="P219">Систем должна предоставлять отчеты по УМР.</text:p>
        </text:list-item>
        <text:list-item>
          <text:p text:style-name="P219">Система должна предоставлять пользователю план учебно-методической работы.</text:p>
        </text:list-item>
      </text:list>
      <text:p text:style-name="P120">Нефункциональные требования <text:span text:style-name="T145">к системе следующие:</text:span></text:p>
      <text:list xml:id="list7345060151265337454" text:style-name="L12">
        <text:list-item>
          <text:p text:style-name="P221">Система должна быть <text:span text:style-name="T46">w</text:span>eb-ориентированной, и реализована в виде клиент-серверного приложение.</text:p>
        </text:list-item>
        <text:list-item>
          <text:p text:style-name="P220">БД должна быть разработана для <text:span text:style-name="T46">MySQL.</text:span></text:p>
        </text:list-item>
        <text:list-item>
          <text:p text:style-name="P222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220">Система должна стабильно работать и обслуживать до 400 пользователей одновременно.</text:p>
        </text:list-item>
      </text:list>
      <text:p text:style-name="P119">Мы задокументировали требования, которые должен удовлетворят программный продукт.</text:p>
      <text:h text:style-name="P289" text:outline-level="2"/>
      <text:list xml:id="list12444720360925" text:continue-list="list12445448110066" text:style-name="WW8Num1">
        <text:list-item>
          <text:h text:style-name="P294" text:outline-level="2"><text:bookmark-start text:name="__RefHeading___Toc9042_1411236934"/>1.5 Выбор средств <text:span text:style-name="T149">разработки</text:span> <text:s text:c="2"/><text:bookmark-end text:name="__RefHeading___Toc9042_1411236934"/></text:h>
        </text:list-item>
      </text:list>
      <text:p text:style-name="P141">После того как мы сформировали и задокументировали требования, можно преступить к выбору средств разработки.</text:p>
      <text:p text:style-name="P147">Согласно перв<text:span text:style-name="T150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0">w</text:span><text:span text:style-name="T12">eb-ориентированной, и реализована в виде клиент-серверного приложение. </text:span>Исходя из этого, <text:span text:style-name="T150">ИС</text:span> будет <text:span text:style-name="T13">разработан</text:span><text:span text:style-name="T14">а в виде</text:span> <text:span text:style-name="T51">web-</text:span><text:span text:style-name="T13">приложение. Плюсами данного продукта будет являться:</text:span></text:p>
      <text:list xml:id="list7485180510717508145" text:style-name="L13">
        <text:list-item>
          <text:p text:style-name="P223">Требует одноразового установления и настройки на сервере.</text:p>
        </text:list-item>
        <text:list-item>
          <text:p text:style-name="P238"><text:span text:style-name="T1">Доступ к системе через браузер по сети </text:span><text:span text:style-name="T46">Internet</text:span><text:span text:style-name="T1">.</text:span></text:p>
        </text:list-item>
        <text:list-item>
          <text:p text:style-name="P223">Не требует установки на устройства.</text:p>
        </text:list-item>
        <text:list-item>
          <text:p text:style-name="P223">Изменения в системе вступают в силу для всех пользователей системы.</text:p>
        </text:list-item>
        <text:list-item>
          <text:p text:style-name="P224">При правильной настройке система адаптивна для любого размера экрана устройства.</text:p>
        </text:list-item>
        <text:list-item>
          <text:p text:style-name="P224">Система менее требовательно к ресурсам устройства.</text:p>
        </text:list-item>
      </text:list>
      <text:p text:style-name="P121">К минусам донного продукта можно отнести:</text:p>
      <text:list xml:id="list5687825971794570438" text:style-name="L14">
        <text:list-item>
          <text:p text:style-name="P239"><text:span text:style-name="T1">Обязательное подключение к сети </text:span><text:span text:style-name="T46">Internet.</text:span></text:p>
        </text:list-item>
        <text:list-item>
          <text:p text:style-name="P225">В случае, если сервер будет не доступен, то и доступ к системе будет недоступен.</text:p>
        </text:list-item>
      </text:list>
      <text:p text:style-name="P148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22">Все скрипты можно разделить на клиентские и серверные. </text:p>
      <text:p text:style-name="P148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148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149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51">MySQL.</text:span></text:p>
      <text:p text:style-name="P149"/>
      <text:p text:style-name="P119"><text:soft-page-break/>Для развертывания локального сервера будет использован инструмент <text:span text:style-name="T46">XAMPP, </text:span>в причину того что он включает в себя такие модули как:</text:p>
      <text:list xml:id="list1895178956080125561" text:style-name="L15">
        <text:list-item>
          <text:p text:style-name="P240">Apache HTTP-сервер – <text:span text:style-name="T1">свободный веб-сервер.</text:span></text:p>
        </text:list-item>
        <text:list-item>
          <text:p text:style-name="P240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240">FileZilla - <text:span text:style-name="T152"><text:s/>свободный, многоязычный FTP-клиент с открытым исходным кодом для Microsoft Windows, Mac OS X и Linux. </text:span></text:p>
        </text:list-item>
        <text:list-item>
          <text:p text:style-name="P226">И другие.</text:p>
        </text:list-item>
      </text:list>
      <text:p text:style-name="P123">Данный инструмент позволяет включает в себя все необходимые приложения, требуемые при <text:span text:style-name="T46">web</text:span>-разработке. Инструмент позволит нам после установки сразу преступить к разработке <text:s text:c="2"/><text:span text:style-name="T46">web-</text:span>приложения. </text:p>
      <text:p text:style-name="P124">Написание кода <text:span text:style-name="T46">HTML </text:span>и <text:span text:style-name="T46">PHP </text:span>может вестись в любом текстовом редакторе, но предпочтение при выборе было на инструменте <text:span text:style-name="T46">Brackets. </text:span>Причина в том, что данный инструмент не требователен к ресурсам компьютера. <text:span text:style-name="T46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46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24">В данной подглаве мы определились с <text:span text:style-name="T153">выбором</text:span> средств разработки и можем преступить к непосредственной <text:span text:style-name="T153">работе над</text:span> <text:span text:style-name="T46">web-</text:span>приложени<text:span text:style-name="T153">ем</text:span>.</text:p>
      <text:list xml:id="list12444073902467" text:continue-list="list12444720360925" text:style-name="WW8Num1">
        <text:list-item>
          <text:h text:style-name="P285" text:outline-level="1"><text:bookmark-start text:name="__RefHeading___Toc8930_1411236934"/>2 <text:span text:style-name="T154">Специальный раздел</text:span><text:bookmark-end text:name="__RefHeading___Toc8930_1411236934"/></text:h>
        </text:list-item>
        <text:list-item>
          <text:h text:style-name="P290" text:outline-level="2"><text:bookmark-start text:name="__RefHeading___Toc9044_1411236934"/><text:span text:style-name="T154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150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165"><text:span text:style-name="T155">Преступим к разработке схем. </text:span>Первым делом необходимо разработать диаграмму <text:span text:style-name="T86">прецедентов, где мы отобразим основные действия в нашей системе.</text:span></text:p>
      <text:p text:style-name="P132"><text:span text:style-name="T86">Согласно требованию из подглавы </text:span><text:span text:style-name="T87">1.4 Формирование требований к разрабатываемой информационной системе, </text:span><text:span text:style-name="T86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2727358588868861676" text:style-name="L16">
        <text:list-item>
          <text:p text:style-name="P241">Преподаватель (с ограниченными возможностями);</text:p>
        </text:list-item>
        <text:list-item>
          <text:p text:style-name="P241">Администратор (с полными правами).</text:p>
        </text:list-item>
      </text:list>
      <text:p text:style-name="P166">Краткое описание прецедентов описаны в таблице <text:span text:style-name="T156">2.1.</text:span></text:p>
      <text:p text:style-name="P151">Таблица <text:span text:style-name="T156">2.</text:span>1</text:p>
      <text:p text:style-name="P186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82">Авторизация в системе</text:p>
          </table:table-cell>
          <table:table-cell table:style-name="Таблица2.B2" office:value-type="string">
            <text:p text:style-name="P82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81">Создание УМ<text:span text:style-name="T157">Р</text:span></text:p>
          </table:table-cell>
          <table:table-cell table:style-name="Таблица2.B3" office:value-type="string">
            <text:p text:style-name="P81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81">Просмотр УМ<text:span text:style-name="T157">Р</text:span></text:p>
          </table:table-cell>
          <table:table-cell table:style-name="Таблица2.B4" office:value-type="string">
            <text:p text:style-name="P81">Просмотр УМ<text:span text:style-name="T158">Р,</text:span> сохраненных в БД</text:p>
          </table:table-cell>
        </table:table-row>
        <table:table-row>
          <table:table-cell table:style-name="Таблица2.A6" office:value-type="string">
            <text:p text:style-name="P82">Изменение УМР</text:p>
          </table:table-cell>
          <table:table-cell table:style-name="Таблица2.B5" office:value-type="string">
            <text:p text:style-name="P82">Изменение УМР,<text:span text:style-name="T159"> сохраненных в БД</text:span></text:p>
          </table:table-cell>
        </table:table-row>
        <table:table-row>
          <table:table-cell table:style-name="Таблица2.A6" office:value-type="string">
            <text:p text:style-name="P81">Скачивание УМ<text:span text:style-name="T157">Р</text:span></text:p>
          </table:table-cell>
          <table:table-cell table:style-name="Таблица2.B6" office:value-type="string">
            <text:p text:style-name="P81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81">Просмотр задач</text:p>
          </table:table-cell>
          <table:table-cell table:style-name="Таблица2.B7" office:value-type="string">
            <text:p text:style-name="P81">Просмотр задач, которые поставил <text:s/>администратор. <text:span text:style-name="T187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81">Определение задач</text:p>
          </table:table-cell>
          <table:table-cell table:style-name="Таблица2.B8" office:value-type="string">
            <text:p text:style-name="P81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81">Изменение задач</text:p>
          </table:table-cell>
          <table:table-cell table:style-name="Таблица2.B9" office:value-type="string">
            <text:p text:style-name="P81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34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81">Просмотр отчетов</text:p>
          </table:table-cell>
          <table:table-cell table:style-name="Таблица24.B2" office:value-type="string">
            <text:p text:style-name="P81">Просмотр успеваемости преподавателей. <text:span text:style-name="T188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81">Создание пользователей</text:p>
          </table:table-cell>
          <table:table-cell table:style-name="Таблица24.B3" office:value-type="string">
            <text:p text:style-name="P81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81">Изменение данных у пользователя</text:p>
          </table:table-cell>
          <table:table-cell table:style-name="Таблица24.B4" office:value-type="string">
            <text:p text:style-name="P81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82">Удаление пользователя</text:p>
          </table:table-cell>
          <table:table-cell table:style-name="Таблица24.B5" office:value-type="string">
            <text:p text:style-name="P82">Удаление учетной записи</text:p>
          </table:table-cell>
        </table:table-row>
      </table:table>
      <text:p text:style-name="P242"/>
      <text:p text:style-name="P243">Диаграмма прецедентов представлена на рисунке 2.1.</text:p>
      <text:p text:style-name="P193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272">Рис. 2.1. Диаграмма прецедентов</text:p>
      <text:p text:style-name="P153"><text:span text:style-name="T33">После того как была разработана диаграмма прецедентов, необходимо разобрать каждый</text:span> прецедент подробнее. <text:span text:style-name="T33">Подробное описание прецедентов представлены</text:span> в таблицах 2.2 — 2.1<text:span text:style-name="T30">3</text:span>.</text:p>
      <text:p text:style-name="P153"/>
      <text:p text:style-name="P153"/>
      <text:p text:style-name="P153"/>
      <text:p text:style-name="P154"><text:soft-page-break/>Таблица 2.2</text:p>
      <text:p text:style-name="P176">Прецедент «<text:span text:style-name="T158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8">Прецедент: <text:span text:style-name="T158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8">Идентификатор: <text:span text:style-name="T158">1</text:span></text:p>
          </table:table-cell>
        </table:table-row>
        <table:table-row>
          <table:table-cell table:style-name="Таблица6.A9" office:value-type="string">
            <text:p text:style-name="P38">Краткое описание: <text:span text:style-name="T158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8">Предусловие: </text:p>
            <text:p text:style-name="P45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кнопку в меню «Войти»</text:span></text:p>
            <text:p text:style-name="P53">2. Система <text:span text:style-name="T158">требует от пользователя ввести </text:span><text:span text:style-name="T52">E-mail </text:span><text:span text:style-name="T16">и пароль</text:span></text:p>
            <text:p text:style-name="P64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8">Постусловие: <text:span text:style-name="T161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8">Альтернативные потоки: </text:p>
            <text:p text:style-name="P53">1. Если пользователь ввел не верные данные, то система сообщит об ошибке</text:p>
            <text:p text:style-name="P61">2. Если пользователь нажмет кнопку «Отмена», то он вернется на гостевую страницу</text:p>
          </table:table-cell>
        </table:table-row>
      </table:table>
      <text:p text:style-name="P178"/>
      <text:p text:style-name="P178">Таблица 2.3</text:p>
      <text:p text:style-name="P176">Прецедент «Создание УМ<text:span text:style-name="T157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8">Прецедент: <text:span text:style-name="T160">Создание УМР</text:span></text:p>
          </table:table-cell>
        </table:table-row>
        <table:table-row>
          <table:table-cell table:style-name="Таблица8.A9" office:value-type="string">
            <text:p text:style-name="P38">Идентификатор: <text:span text:style-name="T160">2</text:span></text:p>
          </table:table-cell>
        </table:table-row>
        <table:table-row>
          <table:table-cell table:style-name="Таблица8.A9" office:value-type="string">
            <text:p text:style-name="P38">Краткое описание: <text:span text:style-name="T159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8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пункт меню «Создать УМР»</text:span></text:p>
            <text:p text:style-name="P54">2. <text:span text:style-name="T172">Пользователь выбирает тип УМР</text:span></text:p>
            <text:p text:style-name="P54"><text:span text:style-name="T172">3. </text:span>Система предоставляет <text:span text:style-name="T172">форму</text:span> для <text:span text:style-name="T172">заполнения</text:span></text:p>
            <text:p text:style-name="P6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39">Постусловие: </text:p>
            <text:p text:style-name="P65">1. УМР создана</text:p>
          </table:table-cell>
        </table:table-row>
        <table:table-row>
          <table:table-cell table:style-name="Таблица8.A9" office:value-type="string">
            <text:p text:style-name="P38">Альтернативные потоки: </text:p>
            <text:p text:style-name="P53">1. Если пользователь не авторизован, то <text:span text:style-name="T174">он</text:span> попадает на гостевую страницу</text:p>
            <text:p text:style-name="P53">2. <text:span text:style-name="T172">Если заполнены не все обязательные поля, то система сообщит об ошибке</text:span></text:p>
          </table:table-cell>
        </table:table-row>
      </table:table>
      <text:p text:style-name="P152"/>
      <text:p text:style-name="P152"/>
      <text:p text:style-name="P152"/>
      <text:p text:style-name="P155"><text:soft-page-break/>Таблица 2.4</text:p>
      <text:p text:style-name="P176">Прецедент «<text:span text:style-name="T159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8">Прецедент: <text:span text:style-name="T159">Просмотр УМР</text:span></text:p>
          </table:table-cell>
        </table:table-row>
        <table:table-row>
          <table:table-cell table:style-name="Таблица12.A9" office:value-type="string">
            <text:p text:style-name="P38">Идентификатор: <text:span text:style-name="T162">3</text:span></text:p>
          </table:table-cell>
        </table:table-row>
        <table:table-row>
          <table:table-cell table:style-name="Таблица12.A9" office:value-type="string">
            <text:p text:style-name="P38">Краткое описание: <text:span text:style-name="T159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12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пункт меню «Просмотр УМР»</text:span></text:p>
            <text:p text:style-name="P55">2. <text:span text:style-name="T172">Система отображает список УМР</text:span></text:p>
            <text:p text:style-name="P66"><text:s text:c="2"/>2.1 Преподавателю видны только те УМР, автором которых он является</text:p>
            <text:p text:style-name="P55"><text:s text:c="2"/><text:span text:style-name="T173">2.2 Администраторам виден весь список УМР</text:span></text:p>
            <text:p text:style-name="P65">3. Пользователь открывает УМР</text:p>
            <text:p text:style-name="P65">4. Система отображает УМР</text:p>
          </table:table-cell>
        </table:table-row>
        <table:table-row>
          <table:table-cell table:style-name="Таблица12.A9" office:value-type="string">
            <text:p text:style-name="P38">Постусловие: <text:span text:style-name="T160">нет</text:span></text:p>
          </table:table-cell>
        </table:table-row>
        <table:table-row>
          <table:table-cell table:style-name="Таблица12.A9" office:value-type="string">
            <text:p text:style-name="P38">Альтернативные потоки: </text:p>
            <text:p text:style-name="P53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55"/>
      <text:p text:style-name="P155">Таблица 2.5</text:p>
      <text:p text:style-name="P176">Прецедент «<text:span text:style-name="T158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0">Прецедент: <text:span text:style-name="T173">Изменение УМР</text:span></text:p>
          </table:table-cell>
        </table:table-row>
        <table:table-row>
          <table:table-cell table:style-name="Таблица10.A9" office:value-type="string">
            <text:p text:style-name="P40">Идентификатор: <text:span text:style-name="T173">4</text:span></text:p>
          </table:table-cell>
        </table:table-row>
        <table:table-row>
          <table:table-cell table:style-name="Таблица10.A9" office:value-type="string">
            <text:p text:style-name="P40">Краткое описание: <text:span text:style-name="T158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2">3. Система отображает УМР</text:p>
          </table:table-cell>
        </table:table-row>
        <table:table-row>
          <table:table-cell table:style-name="Таблица10.A9" office:value-type="string">
            <text:p text:style-name="P40">Основной поток: </text:p>
            <text:p text:style-name="P46">1. Прецедент начинается, когда <text:span text:style-name="T160">пользователь начинает изменять данные УМР</text:span></text:p>
            <text:p text:style-name="P55">2. <text:span text:style-name="T173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0">Постусловие: </text:p>
            <text:p text:style-name="P66">1. УМР обновлена</text:p>
          </table:table-cell>
        </table:table-row>
        <table:table-row>
          <table:table-cell table:style-name="Таблица10.A9" office:value-type="string">
            <text:p text:style-name="P40">Альтернативные потоки: </text:p>
            <text:p text:style-name="P55">1. Если пользователь не авторизован, то <text:span text:style-name="T174">он</text:span> попадает на гостевую страницу</text:p>
            <text:p text:style-name="P67">2. Если обязательные поля пусты, то система сообщит об ошибке</text:p>
          </table:table-cell>
        </table:table-row>
      </table:table>
      <text:p text:style-name="P156"/>
      <text:p text:style-name="P156"/>
      <text:p text:style-name="P156"><text:soft-page-break/>Таблица 2.6</text:p>
      <text:p text:style-name="P177">Прецедент «<text:span text:style-name="T159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0">Прецедент: <text:span text:style-name="T159">Скачивание УМР</text:span></text:p>
          </table:table-cell>
        </table:table-row>
        <table:table-row>
          <table:table-cell table:style-name="Таблица13.A9" office:value-type="string">
            <text:p text:style-name="P40">Идентификатор: <text:span text:style-name="T173">5</text:span></text:p>
          </table:table-cell>
        </table:table-row>
        <table:table-row>
          <table:table-cell table:style-name="Таблица13.A9" office:value-type="string">
            <text:p text:style-name="P40">Краткое описание: <text:span text:style-name="T158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0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0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0">Предусловие: </text:p>
            <text:p text:style-name="P46">1. Система открыта в браузере</text:p>
            <text:p text:style-name="P46">2. Пользователь авторизован</text:p>
            <text:p text:style-name="P74">3. <text:span text:style-name="T172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0">Основной поток: </text:p>
            <text:p text:style-name="P46">1. Прецедент начинается, когда <text:span text:style-name="T160">пользователь нажимает кнопку скачать УМР</text:span></text:p>
            <text:p text:style-name="P74">2. <text:span text:style-name="T172">Система формирует файл УМР</text:span></text:p>
            <text:p text:style-name="P74">3. <text:span text:style-name="T173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0">Постусловие: <text:span text:style-name="T180">нет</text:span></text:p>
          </table:table-cell>
        </table:table-row>
        <table:table-row>
          <table:table-cell table:style-name="Таблица13.A9" office:value-type="string">
            <text:p text:style-name="P40">Альтернативные потоки: </text:p>
            <text:p text:style-name="P55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77"/>
      <text:p text:style-name="P155">Таблица 2.7</text:p>
      <text:p text:style-name="P179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8">Прецедент: Просмотр задач</text:p>
          </table:table-cell>
        </table:table-row>
        <table:table-row>
          <table:table-cell table:style-name="Таблица7.A9" office:value-type="string">
            <text:p text:style-name="P38">Идентификатор: <text:span text:style-name="T158">6</text:span></text:p>
          </table:table-cell>
        </table:table-row>
        <table:table-row>
          <table:table-cell table:style-name="Таблица7.A9" office:value-type="string">
            <text:p text:style-name="P38">Краткое описание: <text:span text:style-name="T159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8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8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8">Предусловие: </text:p>
            <text:p text:style-name="P45">1. Система открыта в браузере</text:p>
            <text:p text:style-name="P45">2. Пользователь авторизован</text:p>
          </table:table-cell>
        </table:table-row>
        <table:table-row>
          <table:table-cell table:style-name="Таблица7.A9" office:value-type="string">
            <text:p text:style-name="P38">Основной поток: </text:p>
            <text:p text:style-name="P45">1. Прецедент начинается, когда <text:span text:style-name="T160">пользователь нажимает на пункт меню «Задачи»</text:span></text:p>
            <text:p text:style-name="P53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8">Постусловие: <text:span text:style-name="T160">нет</text:span></text:p>
          </table:table-cell>
        </table:table-row>
        <table:table-row>
          <table:table-cell table:style-name="Таблица7.A9" office:value-type="string">
            <text:p text:style-name="P38">Альтернативные потоки: </text:p>
            <text:p text:style-name="P53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79"/>
      <text:p text:style-name="P179"/>
      <text:p text:style-name="P179"/>
      <text:p text:style-name="P179"/>
      <text:p text:style-name="P179"/>
      <text:p text:style-name="P157"><text:soft-page-break/>Таблица 2.<text:span text:style-name="T174">8</text:span></text:p>
      <text:p text:style-name="P180">Прецедент «<text:span text:style-name="T159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1">Прецедент: <text:s/><text:span text:style-name="T159">Определение задач</text:span></text:p>
          </table:table-cell>
        </table:table-row>
        <table:table-row>
          <table:table-cell table:style-name="Таблица16.A9" office:value-type="string">
            <text:p text:style-name="P41">Идентификатор: <text:span text:style-name="T174">7</text:span></text:p>
          </table:table-cell>
        </table:table-row>
        <table:table-row>
          <table:table-cell table:style-name="Таблица16.A9" office:value-type="string">
            <text:p text:style-name="P41">Краткое описание: <text:span text:style-name="T159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1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1">Второстепенные актеры: <text:span text:style-name="T174">нет</text:span></text:p>
          </table:table-cell>
        </table:table-row>
        <table:table-row>
          <table:table-cell table:style-name="Таблица16.A9" office:value-type="string">
            <text:p text:style-name="P41">Предусловие: </text:p>
            <text:p text:style-name="P47">1. Система открыта в браузере</text:p>
            <text:p text:style-name="P47">2. <text:span text:style-name="T175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1">Основной поток: </text:p>
            <text:p text:style-name="P47">1. Прецедент начинается, когда <text:span text:style-name="T174">администратор нажимает на пункт меню «Задачи -</text:span><text:span text:style-name="T60"> </text:span><text:span text:style-name="T26">Определить</text:span><text:span text:style-name="T160">»</text:span></text:p>
            <text:p text:style-name="P56">2. Система предоставляет <text:span text:style-name="T174">форму для заполнения задачами</text:span></text:p>
            <text:p text:style-name="P6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1">Постусловие:</text:p>
            <text:p text:style-name="P68">1. Задача создана</text:p>
          </table:table-cell>
        </table:table-row>
        <table:table-row>
          <table:table-cell table:style-name="Таблица16.A9" office:value-type="string">
            <text:p text:style-name="P41">Альтернативные потоки: </text:p>
            <text:p text:style-name="P56">1. Если пользователь не авторизован, то <text:span text:style-name="T174">он</text:span> попадает на гостевую страницу</text:p>
            <text:p text:style-name="P62">2. Если <text:span text:style-name="T174">администратор</text:span> нажмет кнопку «Отмена», то он вернется на <text:span text:style-name="T174">главную</text:span> страницу</text:p>
          </table:table-cell>
        </table:table-row>
      </table:table>
      <text:p text:style-name="P158"/>
      <text:p text:style-name="P158">Таблица 2.<text:span text:style-name="T27">9</text:span></text:p>
      <text:p text:style-name="P181">Прецедент «<text:span text:style-name="T159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2">Прецедент: <text:span text:style-name="T159">Изменение задач</text:span></text:p>
          </table:table-cell>
        </table:table-row>
        <table:table-row>
          <table:table-cell table:style-name="Таблица17.A9" office:value-type="string">
            <text:p text:style-name="P42">Идентификатор: <text:span text:style-name="T176">8</text:span></text:p>
          </table:table-cell>
        </table:table-row>
        <table:table-row>
          <table:table-cell table:style-name="Таблица17.A9" office:value-type="string">
            <text:p text:style-name="P43">Краткое описание: <text:span text:style-name="T159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2">Второстепенные актеры: <text:span text:style-name="T176">нет</text:span></text:p>
          </table:table-cell>
        </table:table-row>
        <table:table-row>
          <table:table-cell table:style-name="Таблица17.A9" office:value-type="string">
            <text:p text:style-name="P42">Предусловие: </text:p>
            <text:p text:style-name="P48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2">Основной поток: </text:p>
            <text:p text:style-name="P48">1. Прецедент начинается, когда <text:span text:style-name="T177">администратор нажимает на пункт меню «Задачи — </text:span><text:span text:style-name="T27">Список </text:span><text:span text:style-name="T28">задач</text:span><text:span text:style-name="T160">»</text:span></text:p>
            <text:p text:style-name="P57">2. Система предоставляет <text:span text:style-name="T176">список</text:span> задач пользовател<text:span text:style-name="T176">ей</text:span></text:p>
            <text:p text:style-name="P69">3. Администратор открывает задачу</text:p>
            <text:p text:style-name="P69">4. Система отображает задачу</text:p>
            <text:p text:style-name="P6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3">Постусловие: </text:p>
            <text:p text:style-name="P69">1. Задача обновлена</text:p>
          </table:table-cell>
        </table:table-row>
        <table:table-row>
          <table:table-cell table:style-name="Таблица17.A9" office:value-type="string">
            <text:p text:style-name="P42">Альтернативные потоки: </text:p>
            <text:p text:style-name="P57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59"><text:soft-page-break/>Таблица 2.<text:span text:style-name="T29">10</text:span></text:p>
      <text:p text:style-name="P182">Прецедент «<text:span text:style-name="T159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4">Прецедент: <text:span text:style-name="T159">Просмотр отчетов</text:span></text:p>
          </table:table-cell>
        </table:table-row>
        <table:table-row>
          <table:table-cell table:style-name="Таблица22.A9" office:value-type="string">
            <text:p text:style-name="P43">Идентификатор: <text:span text:style-name="T177">9</text:span></text:p>
          </table:table-cell>
        </table:table-row>
        <table:table-row>
          <table:table-cell table:style-name="Таблица22.A9" office:value-type="string">
            <text:p text:style-name="P44">Краткое описание: <text:span text:style-name="T159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3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3">Второстепенные актеры: <text:span text:style-name="T176">нет</text:span></text:p>
          </table:table-cell>
        </table:table-row>
        <table:table-row>
          <table:table-cell table:style-name="Таблица22.A9" office:value-type="string">
            <text:p text:style-name="P43">Предусловие: </text:p>
            <text:p text:style-name="P49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3">Основной поток: </text:p>
            <text:p text:style-name="P49">1. Прецедент начинается, когда <text:span text:style-name="T177">администратор нажимает на пункт меню «</text:span><text:span text:style-name="T30">Отчеты</text:span><text:span text:style-name="T177">» и выбирает тип отчета</text:span></text:p>
            <text:p text:style-name="P58">2. Система <text:span text:style-name="T177">предоставляет форму дополнительных параметров</text:span></text:p>
            <text:p text:style-name="P69">3. Администратор <text:span text:style-name="T177">заполняет данные и запускает отчет</text:span></text:p>
            <text:p text:style-name="P69">4. Система отображает <text:span text:style-name="T177">результат отчета</text:span></text:p>
          </table:table-cell>
        </table:table-row>
        <table:table-row>
          <table:table-cell table:style-name="Таблица22.A9" office:value-type="string">
            <text:p text:style-name="P43">Постусловие: <text:span text:style-name="T177">нет</text:span></text:p>
          </table:table-cell>
        </table:table-row>
        <table:table-row>
          <table:table-cell table:style-name="Таблица22.A9" office:value-type="string">
            <text:p text:style-name="P43">Альтернативные потоки: </text:p>
            <text:p text:style-name="P58">1. Если пользователь не авторизован, то <text:span text:style-name="T174">он</text:span> попадает на гостевую страницу</text:p>
            <text:p text:style-name="P71">2. Если <text:span text:style-name="T173">обязательные поля пусты, то система сообщит об ошибке</text:span></text:p>
          </table:table-cell>
        </table:table-row>
      </table:table>
      <text:p text:style-name="P160"/>
      <text:p text:style-name="P160">Таблица 2.<text:span text:style-name="T29">1</text:span><text:span text:style-name="T30">1</text:span></text:p>
      <text:p text:style-name="P182">Прецедент «<text:span text:style-name="T159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4">Прецедент: <text:span text:style-name="T159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4">Идентификатор: <text:span text:style-name="T177">10</text:span></text:p>
          </table:table-cell>
        </table:table-row>
        <table:table-row>
          <table:table-cell table:style-name="Таблица19.A8" office:value-type="string">
            <text:p text:style-name="P44">Краткое описание: <text:span text:style-name="T159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4">Второстепенные актеры: <text:span text:style-name="T176">нет</text:span></text:p>
          </table:table-cell>
        </table:table-row>
        <table:table-row>
          <table:table-cell table:style-name="Таблица19.A8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4">Основной поток: </text:p>
            <text:p text:style-name="P50">1. Прецедент начинается, когда <text:span text:style-name="T177">администратор нажимает на пункт меню «Управление — </text:span><text:span text:style-name="T30">Создать </text:span><text:span text:style-name="T31">пользователя</text:span><text:span text:style-name="T177">»</text:span></text:p>
            <text:p text:style-name="P59">2. Система предоставляет <text:span text:style-name="T178">форму для создания пользователя</text:span></text:p>
            <text:p text:style-name="P70">3. Администратор <text:span text:style-name="T178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4">Постусловие: </text:p>
            <text:p text:style-name="P70">1. Пользователь создан</text:p>
            <text:p text:style-name="P7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34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296">Прецедент: <text:span text:style-name="T159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4">Альтернативные потоки: </text:p>
            <text:p text:style-name="P59">1. Если пользователь не авторизован, то <text:span text:style-name="T174">он</text:span> попадает на гостевую страницу</text:p>
            <text:p text:style-name="P72">2. <text:span text:style-name="T179">Если администратор нажмет кнопку «</text:span>Вернуться<text:span text:style-name="T179">», то он вернется на главную страницу</text:span></text:p>
            <text:p text:style-name="P72">3. <text:span text:style-name="T177">Если обязательные поля пусты, то система сообщит об ошибке</text:span></text:p>
            <text:p text:style-name="P72">4. Если пользователь с введенным <text:span text:style-name="T46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60"/>
      <text:p text:style-name="P160">Таблица 2.<text:span text:style-name="T29">1</text:span><text:span text:style-name="T30">2</text:span></text:p>
      <text:p text:style-name="P182">Прецедент «<text:span text:style-name="T159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4">Прецедент: <text:span text:style-name="T159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4">Идентификатор: <text:span text:style-name="T177">11</text:span></text:p>
          </table:table-cell>
        </table:table-row>
        <table:table-row>
          <table:table-cell table:style-name="Таблица14.A9" office:value-type="string">
            <text:p text:style-name="P44">Краткое описание: <text:span text:style-name="T159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4">Второстепенные актеры: <text:span text:style-name="T176">нет</text:span></text:p>
          </table:table-cell>
        </table:table-row>
        <table:table-row>
          <table:table-cell table:style-name="Таблица14.A9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4">Основной поток: </text:p>
            <text:p text:style-name="P51">1. Прецедент начинается, когда <text:span text:style-name="T177">администратор нажимает на пункт меню «Управление — Список</text:span><text:span text:style-name="T30"> </text:span><text:span text:style-name="T31">пользователей</text:span><text:span text:style-name="T177">»</text:span></text:p>
            <text:p text:style-name="P59">2. Система предоставляет <text:span text:style-name="T176">список</text:span> пользовател<text:span text:style-name="T176">ей</text:span></text:p>
            <text:p text:style-name="P70">3. Администратор открывает <text:span text:style-name="T181">пользователя</text:span></text:p>
            <text:p text:style-name="P70">4. Система отображает <text:span text:style-name="T181">форму пользователя</text:span></text:p>
            <text:p text:style-name="P7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4">Постусловие: </text:p>
            <text:p text:style-name="P7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4">Альтернативные потоки: </text:p>
            <text:p text:style-name="P59">1. Если пользователь не авторизован, то <text:span text:style-name="T174">он</text:span> попадает на гостевую страницу</text:p>
            <text:p text:style-name="P73">2. <text:span text:style-name="T179">Если администратор нажмет кнопку «</text:span>Вернуться<text:span text:style-name="T179">», то он вернется на главную страницу</text:span></text:p>
            <text:p text:style-name="P73">3. <text:span text:style-name="T177">Если обязательные поля пусты, то система сообщит об ошибке</text:span></text:p>
            <text:p text:style-name="P73">4. Если пользователь с введенным <text:span text:style-name="T46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182"/>
      <text:p text:style-name="P160">Таблица 2.<text:span text:style-name="T29">1</text:span><text:span text:style-name="T30">3</text:span></text:p>
      <text:p text:style-name="P182">Прецедент «<text:span text:style-name="T158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4">Прецедент: <text:span text:style-name="T158">Удаление пользователя</text:span></text:p>
          </table:table-cell>
        </table:table-row>
        <table:table-row>
          <table:table-cell table:style-name="Таблица21.A4" office:value-type="string">
            <text:p text:style-name="P44">Идентификатор: <text:span text:style-name="T177">12</text:span></text:p>
          </table:table-cell>
        </table:table-row>
        <table:table-row>
          <table:table-cell table:style-name="Таблица21.A4" office:value-type="string">
            <text:p text:style-name="P44">Краткое описание: <text:span text:style-name="T158">Удаление учетной записи</text:span></text:p>
          </table:table-cell>
        </table:table-row>
        <table:table-row>
          <table:table-cell table:style-name="Таблица21.A4" office:value-type="string">
            <text:p text:style-name="P44">Главные актеры: Администратор</text:p>
          </table:table-cell>
        </table:table-row>
      </table:table>
      <text:p text:style-name="P252"><text:soft-page-break/><text:span text:style-name="T33">Продолжение таблицы 2.13</text:span>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296">Прецедент: <text:span text:style-name="T158">Удаление пользователя</text:span></text:p>
          </table:table-cell>
        </table:table-row>
        <table:table-row>
          <table:table-cell table:style-name="Таблица23.A2" office:value-type="string">
            <text:p text:style-name="P44">Второстепенные актеры: <text:span text:style-name="T176">нет</text:span></text:p>
          </table:table-cell>
        </table:table-row>
        <table:table-row>
          <table:table-cell table:style-name="Таблица23.A6" office:value-type="string">
            <text:p text:style-name="P44">Предусловие: </text:p>
            <text:p text:style-name="P50">1. Система открыта в браузере</text:p>
            <text:p text:style-name="P50">2. <text:span text:style-name="T175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4">Основной поток: </text:p>
            <text:p text:style-name="P52">1. Прецедент начинается, когда <text:span text:style-name="T177">администратор нажимает на пункт меню «Управление — Список</text:span><text:span text:style-name="T30"> </text:span><text:span text:style-name="T31">пользователей</text:span><text:span text:style-name="T177">»</text:span></text:p>
            <text:p text:style-name="P60">2. Система предоставляет <text:span text:style-name="T176">список</text:span> пользовател<text:span text:style-name="T176">ей</text:span></text:p>
            <text:p text:style-name="P70">3. Администратор <text:span text:style-name="T181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4">Постусловие: </text:p>
            <text:p text:style-name="P70">1. Учетная запись удалена</text:p>
          </table:table-cell>
        </table:table-row>
        <table:table-row>
          <table:table-cell table:style-name="Таблица23.A6" office:value-type="string">
            <text:p text:style-name="P44">Альтернативные потоки: </text:p>
            <text:p text:style-name="P59">1. Если пользователь не авторизован, то <text:span text:style-name="T174">он</text:span> попадает на гостевую страницу</text:p>
          </table:table-cell>
        </table:table-row>
      </table:table>
      <text:p text:style-name="P182"/>
      <text:p text:style-name="P135">Мы рассмотрели диаграмму прецедентов. <text:span text:style-name="T189">Теперь преступим к разработке схемы автоматизированного процесса создания УМК преподавателем. </text:span></text:p>
      <text:p text:style-name="P139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8196368369136262001" text:style-name="L17">
        <text:list-item>
          <text:p text:style-name="P227">Создание документа<text:span text:style-name="T46">;</text:span></text:p>
        </text:list-item>
        <text:list-item>
          <text:p text:style-name="P227">Создание структуры;</text:p>
        </text:list-item>
        <text:list-item>
          <text:p text:style-name="P227">Применение стилей.</text:p>
        </text:list-item>
      </text:list>
      <text:p text:style-name="P139">Но появляются такие действия, как:</text:p>
      <text:list xml:id="list6898568643196638410" text:style-name="L18">
        <text:list-item>
          <text:p text:style-name="P228">Создание УМР в системе;</text:p>
        </text:list-item>
        <text:list-item>
          <text:p text:style-name="P229">Скачивание УМР.</text:p>
        </text:list-item>
      </text:list>
      <text:p text:style-name="P140">Также автоматизируется процесс интегрирования данных из УМР, взаимосвязанной с другой УМР. </text:p>
      <text:p text:style-name="P135"><text:span text:style-name="T192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204">Рис. 2.2 Схема автоматизированного процесса создания УМР</text:p>
      <text:p text:style-name="P140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140">Теперь можно преступать к разработке структуры базы данных.</text:p>
      <text:list xml:id="list12444720575383" text:continue-list="list12444073902467" text:style-name="WW8Num1">
        <text:list-item>
          <text:h text:style-name="Heading_20_2" text:outline-level="2">2.2 Разработка структуры базы данных </text:h>
        </text:list-item>
      </text:list>
      <text:p text:style-name="P164">Структура БД разрабатывалась в инструменте <text:span text:style-name="T46">MySQL Workbench 6.3 CE.</text:span></text:p>
      <text:p text:style-name="P125">Разработка структуры БД включает в себя разработку концептуальной, логической и физической структуры.</text:p>
      <text:p text:style-name="P126">Концептуальная структура представляет собой описание основных сущностей и <text:soft-page-break/>связей между ними. <text:span text:style-name="T182">Концептуальная структура отражает предметную область, в рамках которой планируется разрабатывать структуру БД. </text:span></text:p>
      <text:p text:style-name="P133">Описание сущностей, которые будут участвовать в структуре БД представлено в таблице 2.14.</text:p>
      <text:p text:style-name="P127">Таблица 2.14</text:p>
      <text:p text:style-name="P183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75">Сущность</text:p>
            </table:table-cell>
            <table:table-cell table:style-name="Таблица26.B1" office:value-type="string">
              <text:p text:style-name="P7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75">Пользователи</text:p>
          </table:table-cell>
          <table:table-cell table:style-name="Таблица26.B7" office:value-type="string">
            <text:p text:style-name="P75">Сп<text:span text:style-name="T183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297">Типы пользователя</text:p>
          </table:table-cell>
          <table:table-cell table:style-name="Таблица26.B7" office:value-type="string">
            <text:p text:style-name="P297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77">Задачи</text:p>
          </table:table-cell>
          <table:table-cell table:style-name="Таблица26.B7" office:value-type="string">
            <text:p text:style-name="P7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77">УМР</text:p>
          </table:table-cell>
          <table:table-cell table:style-name="Таблица26.B7" office:value-type="string">
            <text:p text:style-name="P7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297">Группы УМР</text:p>
          </table:table-cell>
          <table:table-cell table:style-name="Таблица26.B7" office:value-type="string">
            <text:p text:style-name="P297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77">Типы УМР</text:p>
          </table:table-cell>
          <table:table-cell table:style-name="Таблица26.B7" office:value-type="string">
            <text:p text:style-name="P7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77">Структуры УМР</text:p>
          </table:table-cell>
          <table:table-cell table:style-name="Таблица26.B8" office:value-type="string">
            <text:p text:style-name="P7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Данные УМР</text:p>
          </table:table-cell>
          <table:table-cell table:style-name="Таблица26.B10" office:value-type="string">
            <text:p text:style-name="P77">Справочник ссылок на объекты, входящие в состав учебно-методических разработок</text:p>
          </table:table-cell>
        </table:table-row>
        <table:table-row>
          <table:table-cell table:style-name="Таблица26.A10" office:value-type="string">
            <text:p text:style-name="P77">Возвраты</text:p>
          </table:table-cell>
          <table:table-cell table:style-name="Таблица26.B10" office:value-type="string">
            <text:p text:style-name="P77">Справочник возвратов учебно-методических разработок</text:p>
          </table:table-cell>
        </table:table-row>
        <table:table-row>
          <table:table-cell table:style-name="Таблица26.A11" office:value-type="string">
            <text:p text:style-name="P77">Статусы</text:p>
          </table:table-cell>
          <table:table-cell table:style-name="Таблица26.B11" office:value-type="string">
            <text:p text:style-name="P7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26.A12" office:value-type="string">
            <text:p text:style-name="P297">Назначения статуса</text:p>
          </table:table-cell>
          <table:table-cell table:style-name="Таблица26.B12" office:value-type="string">
            <text:p text:style-name="P297">Справочник принадлежности статуса к задаче или к разработке</text:p>
          </table:table-cell>
        </table:table-row>
      </table:table>
      <text:p text:style-name="P183"/>
      <text:p text:style-name="P133">Концептуальная структура представлена на рисунке 2.3.</text:p>
      <text:p text:style-name="Quotations"><text:soft-page-break/><draw:frame draw:style-name="fr1" draw:name="Изображение6" text:anchor-type="as-char" svg:width="16.307cm" svg:height="8.996cm" draw:z-index="7"><draw:image xlink:href="Pictures/1000000000000306000001AB60485F5D3D569468.png" xlink:type="simple" xlink:show="embed" xlink:actuate="onLoad"/></draw:frame></text:p>
      <text:p text:style-name="P201">Рис. 2.3. Концептуальная структура базы данных</text:p>
      <text:p text:style-name="P128"><text:span text:style-name="T188">Разберемся со связями между сущностями. О</text:span>писание связей представлено в таблице 2.1<text:span text:style-name="T188">5</text:span>.</text:p>
      <text:p text:style-name="P129">Таблица 2.15</text:p>
      <text:p text:style-name="P184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76">Связь</text:p>
            </table:table-cell>
            <table:table-cell table:style-name="Таблица27.A1" office:value-type="string">
              <text:p text:style-name="P76">Тип связи</text:p>
            </table:table-cell>
            <table:table-cell table:style-name="Таблица27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301">Пользователь - Тип пользователя</text:p>
          </table:table-cell>
          <table:table-cell table:style-name="Таблица27.B4" office:value-type="string">
            <text:p text:style-name="P301">Многие к одному</text:p>
          </table:table-cell>
          <table:table-cell table:style-name="Таблица27.C2" office:value-type="string">
            <text:p text:style-name="P302">У многих <text:span text:style-name="T194">пользователей</text:span> один <text:span text:style-name="T194">тип</text:span></text:p>
          </table:table-cell>
        </table:table-row>
        <table:table-row>
          <table:table-cell table:style-name="Таблица27.A3" office:value-type="string">
            <text:p text:style-name="P78">Пользователь - Задача</text:p>
          </table:table-cell>
          <table:table-cell table:style-name="Таблица27.B3" office:value-type="string">
            <text:p text:style-name="P78">Один ко многим</text:p>
          </table:table-cell>
          <table:table-cell table:style-name="Таблица27.C3" office:value-type="string">
            <text:p text:style-name="P78">У преподавателя <text:span text:style-name="T185">несколько</text:span> задач</text:p>
          </table:table-cell>
        </table:table-row>
        <table:table-row>
          <table:table-cell table:style-name="Таблица27.A4" office:value-type="string">
            <text:p text:style-name="P78">Пользователь - Возврат</text:p>
          </table:table-cell>
          <table:table-cell table:style-name="Таблица27.B4" office:value-type="string">
            <text:p text:style-name="P78">Один ко многим</text:p>
          </table:table-cell>
          <table:table-cell table:style-name="Таблица27.C4" office:value-type="string">
            <text:p text:style-name="P79">Преподаватель - автор <text:span text:style-name="T185">нескольких</text:span> возвратов</text:p>
          </table:table-cell>
        </table:table-row>
        <table:table-row>
          <table:table-cell table:style-name="Таблица27.A5" office:value-type="string">
            <text:p text:style-name="P78">Задача - <text:span text:style-name="T184">Статус</text:span></text:p>
          </table:table-cell>
          <table:table-cell table:style-name="Таблица27.B5" office:value-type="string">
            <text:p text:style-name="P79">Многие к одному</text:p>
          </table:table-cell>
          <table:table-cell table:style-name="Таблица27.C5" office:value-type="string">
            <text:p text:style-name="P79">У многих задач один статус</text:p>
          </table:table-cell>
        </table:table-row>
        <table:table-row>
          <table:table-cell table:style-name="Таблица27.A10" office:value-type="string">
            <text:p text:style-name="P79">УМР - Статус</text:p>
          </table:table-cell>
          <table:table-cell table:style-name="Таблица27.B10" office:value-type="string">
            <text:p text:style-name="P79">Многие к одному</text:p>
          </table:table-cell>
          <table:table-cell table:style-name="Таблица27.C10" office:value-type="string">
            <text:p text:style-name="P79">У многих разработок один статус</text:p>
          </table:table-cell>
        </table:table-row>
        <table:table-row>
          <table:table-cell table:style-name="Таблица27.A10" office:value-type="string">
            <text:p text:style-name="P301">Статус - Назначение статуса</text:p>
          </table:table-cell>
          <table:table-cell table:style-name="Таблица27.B10" office:value-type="string">
            <text:p text:style-name="P301">Многие к одному</text:p>
          </table:table-cell>
          <table:table-cell table:style-name="Таблица27.C10" office:value-type="string">
            <text:p text:style-name="P302">У многих <text:span text:style-name="T194">статусов</text:span> од<text:span text:style-name="T194">но</text:span> <text:span text:style-name="T194">назначение</text:span></text:p>
          </table:table-cell>
        </table:table-row>
        <table:table-row>
          <table:table-cell table:style-name="Таблица27.A10" office:value-type="string">
            <text:p text:style-name="P79">УМР - Данные УМР</text:p>
          </table:table-cell>
          <table:table-cell table:style-name="Таблица27.B10" office:value-type="string">
            <text:p text:style-name="P79">Один ко многим</text:p>
          </table:table-cell>
          <table:table-cell table:style-name="Таблица27.C10" office:value-type="string">
            <text:p text:style-name="P79">У разработки <text:span text:style-name="T185">несколько</text:span> объектов данных</text:p>
          </table:table-cell>
        </table:table-row>
        <table:table-row>
          <table:table-cell table:style-name="Таблица27.A10" office:value-type="string">
            <text:p text:style-name="P79">УМР - Возврат</text:p>
          </table:table-cell>
          <table:table-cell table:style-name="Таблица27.B10" office:value-type="string">
            <text:p text:style-name="P79">Один ко многим</text:p>
          </table:table-cell>
          <table:table-cell table:style-name="Таблица27.C10" office:value-type="string">
            <text:p text:style-name="P79">У разработки <text:span text:style-name="T185">несколько</text:span> возвратов</text:p>
          </table:table-cell>
        </table:table-row>
        <table:table-row>
          <table:table-cell table:style-name="Таблица27.A10" office:value-type="string">
            <text:p text:style-name="P79">УМР - Тип УМР</text:p>
          </table:table-cell>
          <table:table-cell table:style-name="Таблица27.B10" office:value-type="string">
            <text:p text:style-name="P79">Многие к одному</text:p>
          </table:table-cell>
          <table:table-cell table:style-name="Таблица27.C10" office:value-type="string">
            <text:p text:style-name="P79">У многих разработок один тип <text:span text:style-name="T185">разработки</text:span></text:p>
          </table:table-cell>
        </table:table-row>
      </table:table>
      <text:p text:style-name="Text_20_body"/>
      <text:p text:style-name="Text_20_body"/>
      <text:p text:style-name="P232"><text:soft-page-break/>Продолжение таблицы 2.15</text:p>
      <table:table table:name="Таблица15" table:style-name="Таблица15">
        <table:table-column table:style-name="Таблица15.A" table:number-columns-repeated="3"/>
        <table:table-header-rows>
          <table:table-row>
            <table:table-cell table:style-name="Таблица15.A1" office:value-type="string">
              <text:p text:style-name="P76">Связь</text:p>
            </table:table-cell>
            <table:table-cell table:style-name="Таблица15.A1" office:value-type="string">
              <text:p text:style-name="P76">Тип связи</text:p>
            </table:table-cell>
            <table:table-cell table:style-name="Таблица15.C1" office:value-type="string">
              <text:p text:style-name="P76">Описание</text:p>
            </table:table-cell>
          </table:table-row>
        </table:table-header-rows>
        <table:table-row>
          <table:table-cell table:style-name="Таблица15.A2" office:value-type="string">
            <text:p text:style-name="P79">УМР - Структура УМР</text:p>
          </table:table-cell>
          <table:table-cell table:style-name="Таблица15.B2" office:value-type="string">
            <text:p text:style-name="P79">Один к одному (необязательная)</text:p>
          </table:table-cell>
          <table:table-cell table:style-name="Таблица15.C2" office:value-type="string">
            <text:p text:style-name="P79">У разработки может быть измененная структура</text:p>
          </table:table-cell>
        </table:table-row>
        <table:table-row>
          <table:table-cell table:style-name="Таблица15.A4" office:value-type="string">
            <text:p text:style-name="P80">УМР - Задача</text:p>
          </table:table-cell>
          <table:table-cell table:style-name="Таблица15.B4" office:value-type="string">
            <text:p text:style-name="P80">Многие к одному</text:p>
          </table:table-cell>
          <table:table-cell table:style-name="Таблица15.C4" office:value-type="string">
            <text:p text:style-name="P80"><text:span text:style-name="T189">Многие разработки</text:span> <text:span text:style-name="T189">созданы</text:span> согласно <text:span text:style-name="T195">одной</text:span> задачи</text:p>
          </table:table-cell>
        </table:table-row>
        <table:table-row>
          <table:table-cell table:style-name="Таблица15.A4" office:value-type="string">
            <text:p text:style-name="P301">УМР - Группа УМР</text:p>
          </table:table-cell>
          <table:table-cell table:style-name="Таблица15.B4" office:value-type="string">
            <text:p text:style-name="P303">Многие к одному (необязательная)</text:p>
          </table:table-cell>
          <table:table-cell table:style-name="Таблица15.C4" office:value-type="string">
            <text:p text:style-name="P303"><text:span text:style-name="T189">Многие разработки могут</text:span> <text:span text:style-name="T195">входить</text:span> <text:span text:style-name="T195">в одну группу</text:span></text:p>
          </table:table-cell>
        </table:table-row>
        <table:table-row>
          <table:table-cell table:style-name="Таблица15.A5" office:value-type="string">
            <text:p text:style-name="P80">Тип УМР - Структура УМР</text:p>
          </table:table-cell>
          <table:table-cell table:style-name="Таблица15.B5" office:value-type="string">
            <text:p text:style-name="P80">Один к одному</text:p>
          </table:table-cell>
          <table:table-cell table:style-name="Таблица15.C5" office:value-type="string">
            <text:p text:style-name="P80">У типа разработки есть структура</text:p>
          </table:table-cell>
        </table:table-row>
      </table:table>
      <text:p text:style-name="P184"/>
      <text:p text:style-name="P130">На основе концептуальной структуры будет разработана логическая структура БД.</text:p>
      <text:p text:style-name="P131">Логическая структура <text:span text:style-name="T186">расширяет концептуальную, </text:span>определя<text:span text:style-name="T186">я</text:span> для сущностей <text:span text:style-name="T186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8"><draw:image xlink:href="Pictures/10000000000003640000020909AA0794A9AEDB81.png" xlink:type="simple" xlink:show="embed" xlink:actuate="onLoad"/></draw:frame></text:p>
      <text:p text:style-name="P202">Рис. 2.4. Логическая структура базы данных</text:p>
      <text:p text:style-name="P253"><text:span text:style-name="T1">Из особенности параметров стоит отметить, </text:span><text:span text:style-name="T36">параметр «</text:span><text:span text:style-name="T35">Ссылка на объект» </text:span><text:span text:style-name="T36">в таблице «Данные УМР» реализован</text:span><text:span text:style-name="T35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5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54"><text:span text:style-name="T35">Н</text:span><text:span text:style-name="T1">а основе логической структуры будет разработана физическая структура БД.</text:span></text:p>
      <text:p text:style-name="P254"><text:soft-page-break/><text:span text:style-name="T1">Физическая структура — готовая структура, готовая к созданию БД на сервере.</text:span></text:p>
      <text:list xml:id="list12445329882865" text:continue-numbering="true" text:style-name="WW8Num1">
        <text:list-item>
          <text:h text:style-name="P295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p text:style-name="P231">Удобство навигационного меню — одно из основных свойств <text:span text:style-name="T46">web-</text:span>ресурсов. <text:span text:style-name="T193">В первую очередь при разработке структуры меню, мы должны думать о пользователях, пользователю должна быть понятна данная структура меню.</text:span></text:p>
      <text:p text:style-name="P231"/>
      <text:list xml:id="list12444562540329" text:continue-numbering="true" text:style-name="WW8Num1">
        <text:list-item>
          <text:h text:style-name="P295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295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282" text:outline-level="1"/>
      <text:list xml:id="list12444571965083" text:continue-numbering="true" text:style-name="WW8Num1">
        <text:list-item>
          <text:h text:style-name="P286" text:outline-level="1"><text:bookmark-start text:name="__RefHeading___Toc8932_1411236934"/><text:span text:style-name="T163">3 </text:span>Безопасность жизнедеятельности<text:bookmark-end text:name="__RefHeading___Toc8932_1411236934"/></text:h>
        </text:list-item>
        <text:list-item>
          <text:h text:style-name="P291" text:outline-level="2"><text:bookmark-start text:name="__RefHeading___Toc1562_509963778"/><text:span text:style-name="T164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162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162">Отказы технических систем.</text:p>
      <text:p text:style-name="P162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65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162">Отказы случаются: </text:p>
      <text:list xml:id="list5997532299516341415" text:style-name="L20">
        <text:list-item>
          <text:p text:style-name="P244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244">необратимыми, когда потребуется подмена покоробленных элементов; </text:p>
        </text:list-item>
        <text:list-item>
          <text:p text:style-name="P249"><text:span text:style-name="T82">критичными, когда появляются угроза техногенных </text:span><text:span text:style-name="T88">аварий</text:span><text:span text:style-name="T82"> и катастроф и потребуется неотъемлемая остановка эксплуатации. </text:span></text:p>
        </text:list-item>
      </text:list>
      <text:p text:style-name="P163"><text:span text:style-name="T82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88">аварий</text:span><text:span text:style-name="T82"> и катастроф, надежность и техногенные опасности. </text:span></text:p>
      <text:p text:style-name="P162">Понятие исправность обширнее, чем понятие функциональность. Работоспособный объект должен удовлетворять только <text:span text:style-name="T166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162"><text:span text:style-name="T93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93">технический ресурс) имеют все шансы владеть размерность, ряд иных (например, коэффициент готовности,</text:span> <text:span text:style-name="T93">возможность не отказной работы) считаются безразмерными.</text:span></text:p>
      <text:p text:style-name="P162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162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162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162">Предпосылкой возникновения промахов человека имеет возможность быть недоступным или же дефект информационной помощи, т<text:span text:style-name="T165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162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65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162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162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162">Причины ошибок подразделяют на непосредственные, основные и способствующие: </text:p>
      <text:list xml:id="list5938221736096355706" text:style-name="L21">
        <text:list-item>
          <text:p text:style-name="P245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245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246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162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162">Причины ошибок можно классифицировать, используя кибернетическую схему. </text:p>
      <text:p text:style-name="P162">Это ошибки:</text:p>
      <text:list xml:id="list1374720646979793769" text:style-name="L22">
        <text:list-item>
          <text:p text:style-name="P247">в ориентации (неполучение информации);</text:p>
        </text:list-item>
        <text:list-item>
          <text:p text:style-name="P247">в принятии решения (некорректные решения);</text:p>
        </text:list-item>
        <text:list-item>
          <text:p text:style-name="P247">в выполнении каких-либо деяний (неправильные действия).</text:p>
        </text:list-item>
      </text:list>
      <text:p text:style-name="P161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161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162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162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580240117505448816" text:style-name="L23">
        <text:list-item>
          <text:p text:style-name="P248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248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248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248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250"><text:span text:style-name="T83">ошибки в организации рабочего места — высокая температура,</text:span><text:span text:style-name="T82"> </text:span><text:span text:style-name="T83">теснота рабочего здания, недостаточная освещенность, шум и т.п.;</text:span></text:p>
        </text:list-item>
      </text:list>
      <text:p text:style-name="P162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162">Профессиональный отбор операторов технических систем. Повышение уровня подготовки.</text:p>
      <text:p text:style-name="P162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162">Во время выполнения профессионального отбора распознают готовность и пригодность к работе по какой-либо специальности. </text:p>
      <text:p text:style-name="P162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162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162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162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162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162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53">ю</text:span>, интереса, к восприятию большущего размера информации, реакция на наружное влияние, психическая стабильность и т.п.).</text:p>
      <text:p text:style-name="P162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162">Испытание перед <text:span text:style-name="T167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53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162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162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162"/>
      <text:p text:style-name="P198"/>
      <text:list xml:id="list12445043029476" text:continue-list="list12444571965083" text:style-name="WW8Num1">
        <text:list-item>
          <text:h text:style-name="P287" text:outline-level="1"><text:bookmark-start text:name="__RefHeading___Toc8934_1411236934"/>Заключение<text:bookmark-end text:name="__RefHeading___Toc8934_1411236934"/></text:h>
        </text:list-item>
      </text:list>
      <text:p text:style-name="P199"><text:tab/>В рамках данного курсового проекта была разработана <text:span text:style-name="T168">система знаний в </text:span></text:p>
      <text:p text:style-name="P199"><text:tab/></text:p>
      <text:p text:style-name="P200"/>
      <text:list xml:id="list12444924825029" text:continue-numbering="true" text:style-name="WW8Num1">
        <text:list-item>
          <text:h text:style-name="P288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2374122505185868560" text:style-name="L24">
        <text:list-item>
          <text:p text:style-name="P275">История университета [Электронный ресурс]: - Режим доступа http://www.tolgas.ru/university/history/</text:p>
        </text:list-item>
        <text:list-item>
          <text:p text:style-name="P274"><text:span text:style-name="T170">Институты и факультеты</text:span><text:span text:style-name="T169"> [Электронный ресурс]: - Режим доступа </text:span><text:span text:style-name="T170">http://www.tolgas.ru/org_structura/inst_fakul/</text:span></text:p>
        </text:list-item>
        <text:list-item>
          <text:p text:style-name="P274"><text:span text:style-name="T170">Структура и органы управления образовательной организацией </text:span><text:span text:style-name="T53">[Электронный ресурс]: - <text:s/>Режим доступа </text:span><text:span text:style-name="T54">http://www.tolgas.ru/org_structura/strukt_podrazd/</text:span></text:p>
        </text:list-item>
        <text:list-item>
          <text:p text:style-name="P274"><text:span text:style-name="T17">Положение об учебно-методическом отделе [Электронный ресурс]: - Режим доступа </text:span><text:span text:style-name="T53">http://www.tolgas.ru/sveden/struct/Pologenie_structur_podrazd_umo.pdf</text:span></text:p>
        </text:list-item>
        <text:list-item>
          <text:p text:style-name="P274"><text:span text:style-name="T54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274"><text:span text:style-name="T171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274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274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274"><text:span text:style-name="T55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274"><text:span text:style-name="T55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274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276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274"><text:span text:style-name="T56">Портал Федеральных государственных образовательных стандартов [</text:span><text:span text:style-name="T17">Электронный ресурс</text:span><text:span text:style-name="T56">]: <text:s/></text:span><text:span text:style-name="T17">Режим доступа </text:span><text:span text:style-name="T21">http://fgosvo.ru/</text:span></text:p>
        </text:list-item>
        <text:list-item>
          <text:p text:style-name="P277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37">[</text:span><text:span text:style-name="T25">Электронный ресурс</text:span><text:span text:style-name="T137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274"><text:soft-page-break/><text:span text:style-name="T22">Компания Открытые Технологии </text:span><text:span text:style-name="T57">| </text:span><text:span text:style-name="T22">ООО «Открытые технологии» </text:span><text:span text:style-name="T57">[Электронный ресурс]: - </text:span><text:span text:style-name="T22">Режим доступа</text:span><text:span text:style-name="T57"> http://opentechnology.ru/</text:span></text:p>
        </text:list-item>
        <text:list-item>
          <text:p text:style-name="P274"><text:span text:style-name="T65">Наумова О.Н. </text:span><text:span text:style-name="T23">Приказ НМС 2015-2016 </text:span><text:span text:style-name="T58">[</text:span><text:span text:style-name="T23">Текст</text:span><text:span text:style-name="T58">] </text:span><text:span text:style-name="T23">/</text:span><text:span text:style-name="T58"> </text:span><text:span text:style-name="T64">О.Н. </text:span><text:span text:style-name="T65">Наумова – </text:span><text:span text:style-name="T66">Тольятти,</text:span><text:span text:style-name="T65"> ФГБОУ ВПО «ПВГУС». </text:span><text:span text:style-name="T66">2015 — 10 с.</text:span></text:p>
        </text:list-item>
        <text:list-item>
          <text:p text:style-name="P278">Протокол №1 от 28.08.2015 <text:span text:style-name="T46">[</text:span>Текст<text:span text:style-name="T46">] / </text:span>К<text:span text:style-name="T46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59">ФГБОУ ВПО «ПВГУС». </text:span><text:span text:style-name="T101">2015 — </text:span>6 с.</text:p>
        </text:list-item>
        <text:list-item>
          <text:p text:style-name="P279">Положение №23/07 от 16.03.2011 о ректорате Поволжского университета сервиса <text:span text:style-name="T46">[</text:span>Текст<text:span text:style-name="T46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" svg:font-family="'Liberation Serif', serif"/>
    <style:font-face style:name="Tahoma1" svg:font-family="Tahoma"/>
    <style:font-face style:name="Times New Roman2" svg:font-family="'Times New Roman', serif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54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54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15H32M54S</meta:editing-duration>
    <meta:editing-cycles>17</meta:editing-cycles>
    <meta:generator>LibreOffice/5.0.6.3$Windows_x86 LibreOffice_project/490fc03b25318460cfc54456516ea2519c11d1aa</meta:generator>
    <dc:date>2016-06-06T01:24:43.583000000</dc:date>
    <dc:creator>Дмитрий Александрович Ставинский</dc:creator>
    <dc:title>Дипломная работа</dc:title>
    <meta:document-statistic meta:table-count="25" meta:image-count="9" meta:object-count="0" meta:page-count="54" meta:paragraph-count="825" meta:word-count="7823" meta:character-count="64450" meta:non-whitespace-character-count="57465"/>
    <meta:user-defined meta:name="Автор">Ставинский Д.А.</meta:user-defined>
  </office:meta>
</office:document-meta>
</file>